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64966"/>
    </style:style>
    <style:style style:name="P3" style:family="paragraph" style:parent-style-name="Preformatted_20_Text">
      <style:text-properties fo:font-weight="normal" officeooo:rsid="0038ebe0" officeooo:paragraph-rsid="0038ebe0" style:font-weight-asian="normal" style:font-weight-complex="normal"/>
    </style:style>
    <style:style style:name="P4" style:family="paragraph" style:parent-style-name="Preformatted_20_Text">
      <style:text-properties officeooo:paragraph-rsid="0008d7a4"/>
    </style:style>
    <style:style style:name="P5" style:family="paragraph" style:parent-style-name="Preformatted_20_Text">
      <style:text-properties officeooo:paragraph-rsid="0036eeae"/>
    </style:style>
    <style:style style:name="P6" style:family="paragraph" style:parent-style-name="Preformatted_20_Text">
      <style:text-properties officeooo:paragraph-rsid="0036f0c4"/>
    </style:style>
    <style:style style:name="P7" style:family="paragraph" style:parent-style-name="Preformatted_20_Text">
      <style:text-properties officeooo:paragraph-rsid="0038ebe0"/>
    </style:style>
    <style:style style:name="P8" style:family="paragraph" style:parent-style-name="Preformatted_20_Text" style:master-page-name="">
      <style:paragraph-properties fo:keep-together="always" style:page-number="auto" fo:keep-with-next="always"/>
      <style:text-properties officeooo:paragraph-rsid="0038ebe0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e7c5d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38ebe0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8d7a4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37e90" officeooo:paragraph-rsid="00147da1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37e90" officeooo:paragraph-rsid="0038ebe0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rsid="0010dd3f" officeooo:paragraph-rsid="00147da1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86f8a" officeooo:paragraph-rsid="002a33f5"/>
    </style:style>
    <style:style style:name="P20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</style:style>
    <style:style style:name="P21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2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officeooo:paragraph-rsid="0008d7a4"/>
    </style:style>
    <style:style style:name="P2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rsid="0015ed1a" officeooo:paragraph-rsid="0015ed1a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19315b" officeooo:paragraph-rsid="0019315b"/>
    </style:style>
    <style:style style:name="P25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5381b"/>
    </style:style>
    <style:style style:name="P26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officeooo:paragraph-rsid="0008d7a4"/>
    </style:style>
    <style:style style:name="P27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1887c" style:font-weight-asian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37e90" style:font-weight-asian="normal" style:font-weight-complex="normal"/>
    </style:style>
    <style:style style:name="P29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  <style:text-properties officeooo:paragraph-rsid="00064966"/>
    </style:style>
    <style:style style:name="P30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</style:style>
    <style:style style:name="P31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25in" style:auto-text-indent="false" fo:background-color="transparent"/>
    </style:style>
    <style:style style:name="P32" style:family="paragraph" style:parent-style-name="Preformatted_20_Text" style:master-page-name="">
      <loext:graphic-properties draw:fill="none"/>
      <style:paragraph-properties fo:margin-left="0.3752in" fo:margin-right="0in" fo:margin-top="0in" fo:margin-bottom="0in" style:contextual-spacing="false" fo:text-indent="-0.25in" style:auto-text-indent="false" style:page-number="auto" fo:background-color="transparent"/>
    </style:style>
    <style:style style:name="P33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1252in" style:auto-text-indent="false" fo:background-color="transparent"/>
      <style:text-properties officeooo:paragraph-rsid="00064966"/>
    </style:style>
    <style:style style:name="P34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1252in" style:auto-text-indent="false" fo:background-color="transparent"/>
    </style:style>
    <style:style style:name="P35" style:family="paragraph" style:parent-style-name="Preformatted_20_Text">
      <loext:graphic-properties draw:fill="none"/>
      <style:paragraph-properties fo:margin-left="0.3752in" fo:margin-right="0in" fo:margin-top="0.0398in" fo:margin-bottom="0.0398in" style:contextual-spacing="false" fo:text-indent="-0.1252in" style:auto-text-indent="false" fo:background-color="transparent"/>
      <style:text-properties officeooo:paragraph-rsid="00052f59"/>
    </style:style>
    <style:style style:name="P36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paragraph-rsid="00064966"/>
    </style:style>
    <style:style style:name="P37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0dd3f"/>
    </style:style>
    <style:style style:name="P38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37e90"/>
    </style:style>
    <style:style style:name="P39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2a586"/>
    </style:style>
    <style:style style:name="P40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37e90"/>
    </style:style>
    <style:style style:name="P41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37e90" officeooo:paragraph-rsid="00137e90"/>
    </style:style>
    <style:style style:name="P42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paragraph-rsid="00064966"/>
    </style:style>
    <style:style style:name="P43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paragraph-rsid="00064966"/>
    </style:style>
    <style:style style:name="P44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0dd3f"/>
    </style:style>
    <style:style style:name="P45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37e90"/>
    </style:style>
    <style:style style:name="P46" style:family="paragraph" style:parent-style-name="Preformatted_20_Text">
      <loext:graphic-properties draw:fill="none"/>
      <style:paragraph-properties fo:margin-left="0.1252in" fo:margin-right="0in" fo:margin-top="0.0398in" fo:margin-bottom="0.0398in" style:contextual-spacing="false" fo:text-indent="0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4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1887c"/>
    </style:style>
    <style:style style:name="P4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683b2"/>
    </style:style>
    <style:style style:name="P4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7f164"/>
    </style:style>
    <style:style style:name="P5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paragraph-rsid="002683b2"/>
    </style:style>
    <style:style style:name="P5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2f069" officeooo:paragraph-rsid="0022f069"/>
    </style:style>
    <style:style style:name="P5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2f069" officeooo:paragraph-rsid="0022f069"/>
    </style:style>
    <style:style style:name="P5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5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86f8a" style:font-weight-asian="normal" style:font-weight-complex="normal"/>
    </style:style>
    <style:style style:name="P5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a33f5" style:font-weight-asian="normal" style:font-weight-complex="normal"/>
    </style:style>
    <style:style style:name="P5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43a1f" officeooo:paragraph-rsid="00243a1f"/>
    </style:style>
    <style:style style:name="P5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43a1f" officeooo:paragraph-rsid="0025d92a"/>
    </style:style>
    <style:style style:name="P5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43a1f" officeooo:paragraph-rsid="002c5bb0"/>
    </style:style>
    <style:style style:name="P5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5d92a"/>
    </style:style>
    <style:style style:name="P6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f89d1"/>
    </style:style>
    <style:style style:name="P6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30aca1"/>
    </style:style>
    <style:style style:name="P6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338647"/>
    </style:style>
    <style:style style:name="P6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7f164"/>
    </style:style>
    <style:style style:name="P6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6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a33f5" officeooo:paragraph-rsid="002a33f5"/>
    </style:style>
    <style:style style:name="P6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badc4" officeooo:paragraph-rsid="002badc4"/>
    </style:style>
    <style:style style:name="P67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2a33f5" officeooo:paragraph-rsid="002a33f5"/>
    </style:style>
    <style:style style:name="P6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69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70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71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72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a81e2"/>
    </style:style>
    <style:style style:name="P73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74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fo:font-weight="normal" officeooo:paragraph-rsid="000bab6a" style:font-weight-asian="normal" style:font-weight-complex="normal"/>
    </style:style>
    <style:style style:name="P75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76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77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78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79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80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0dd3f" officeooo:paragraph-rsid="0011887c"/>
    </style:style>
    <style:style style:name="P81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82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bab6a"/>
    </style:style>
    <style:style style:name="P83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d3d0b"/>
    </style:style>
    <style:style style:name="P84" style:family="paragraph" style:parent-style-name="Preformatted_20_Text" style:master-page-name="">
      <loext:graphic-properties draw:fill="none"/>
      <style:paragraph-properties fo:margin-left="0.1252in" fo:margin-right="0in" fo:margin-top="0.0398in" fo:margin-bottom="0.0398in" style:contextual-spacing="false" fo:text-indent="0in" style:auto-text-indent="false" style:page-number="auto" fo:background-color="transparent"/>
      <style:text-properties officeooo:rsid="0012a586" officeooo:paragraph-rsid="00137e90"/>
    </style:style>
    <style:style style:name="P85" style:family="paragraph" style:parent-style-name="Preformatted_20_Text">
      <style:paragraph-properties fo:margin-top="0.0398in" fo:margin-bottom="0.0398in" style:contextual-spacing="false"/>
      <style:text-properties officeooo:rsid="00137e90" officeooo:paragraph-rsid="00137e90"/>
    </style:style>
    <style:style style:name="P86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bad22"/>
    </style:style>
    <style:style style:name="P8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d0d75"/>
    </style:style>
    <style:style style:name="P8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9315b"/>
    </style:style>
    <style:style style:name="P89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1522"/>
    </style:style>
    <style:style style:name="P90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ad22"/>
    </style:style>
    <style:style style:name="P91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b1522" officeooo:paragraph-rsid="001b1522"/>
    </style:style>
    <style:style style:name="P92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d0d75"/>
    </style:style>
    <style:style style:name="P93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bad22"/>
    </style:style>
    <style:style style:name="P94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2f069" officeooo:paragraph-rsid="0022f069"/>
    </style:style>
    <style:style style:name="P95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9315b" officeooo:paragraph-rsid="0019315b" style:font-weight-asian="bold" style:font-weight-complex="bold"/>
    </style:style>
    <style:style style:name="P96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b1522" officeooo:paragraph-rsid="001b1522" style:font-weight-asian="bold" style:font-weight-complex="bold"/>
    </style:style>
    <style:style style:name="P97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rsid="0019315b" officeooo:paragraph-rsid="0019315b"/>
    </style:style>
    <style:style style:name="P9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1b1522" officeooo:paragraph-rsid="001b1522"/>
    </style:style>
    <style:style style:name="P99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9315b"/>
    </style:style>
    <style:style style:name="P100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bad22"/>
    </style:style>
    <style:style style:name="P101" style:family="paragraph" style:parent-style-name="Preformatted_20_Text" style:master-page-name="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style:page-number="auto" fo:background-color="transparent"/>
      <style:text-properties fo:font-weight="normal" officeooo:rsid="0022018c" officeooo:paragraph-rsid="0022018c" style:font-weight-asian="normal" style:font-weight-complex="normal"/>
    </style:style>
    <style:style style:name="P102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103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7f164" officeooo:paragraph-rsid="0027f164" style:font-weight-asian="normal" style:font-weight-complex="normal"/>
    </style:style>
    <style:style style:name="P104" style:family="paragraph" style:parent-style-name="Preformatted_20_Text">
      <loext:graphic-properties draw:fill="none"/>
      <style:paragraph-properties fo:margin-left="0.9846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bad22"/>
    </style:style>
    <style:style style:name="P105" style:family="paragraph" style:parent-style-name="Preformatted_20_Text">
      <style:paragraph-properties fo:keep-with-next="always"/>
    </style:style>
    <style:style style:name="P106" style:family="paragraph" style:parent-style-name="Preformatted_20_Text">
      <style:paragraph-properties fo:keep-together="always" fo:keep-with-next="always"/>
    </style:style>
    <style:style style:name="T1" style:family="text">
      <style:text-properties officeooo:rsid="00052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966" style:font-weight-asian="bold" style:font-weight-complex="bold"/>
    </style:style>
    <style:style style:name="T4" style:family="text">
      <style:text-properties fo:font-weight="bold" officeooo:rsid="000a81e2" style:font-weight-asian="bold" style:font-weight-complex="bold"/>
    </style:style>
    <style:style style:name="T5" style:family="text">
      <style:text-properties fo:font-weight="bold" officeooo:rsid="000bab6a" style:font-weight-asian="bold" style:font-weight-complex="bold"/>
    </style:style>
    <style:style style:name="T6" style:family="text">
      <style:text-properties fo:font-weight="bold" officeooo:rsid="000d3d0b" style:font-weight-asian="bold" style:font-weight-complex="bold"/>
    </style:style>
    <style:style style:name="T7" style:family="text">
      <style:text-properties fo:font-weight="bold" officeooo:rsid="000d9721" style:font-weight-asian="bold" style:font-weight-complex="bold"/>
    </style:style>
    <style:style style:name="T8" style:family="text">
      <style:text-properties fo:font-weight="bold" officeooo:rsid="000e250b" style:font-weight-asian="bold" style:font-weight-complex="bold"/>
    </style:style>
    <style:style style:name="T9" style:family="text">
      <style:text-properties fo:font-weight="bold" officeooo:rsid="000f0055" style:font-weight-asian="bold" style:font-weight-complex="bold"/>
    </style:style>
    <style:style style:name="T10" style:family="text">
      <style:text-properties fo:font-weight="bold" officeooo:rsid="0010dd3f" style:font-weight-asian="bold" style:font-weight-complex="bold"/>
    </style:style>
    <style:style style:name="T11" style:family="text">
      <style:text-properties fo:font-weight="bold" officeooo:rsid="00137e90" style:font-weight-asian="bold" style:font-weight-complex="bold"/>
    </style:style>
    <style:style style:name="T12" style:family="text">
      <style:text-properties fo:font-weight="bold" officeooo:rsid="00147da1" style:font-weight-asian="bold" style:font-weight-complex="bold"/>
    </style:style>
    <style:style style:name="T13" style:family="text">
      <style:text-properties fo:font-weight="bold" officeooo:rsid="0016be4b" style:font-weight-asian="bold" style:font-weight-complex="bold"/>
    </style:style>
    <style:style style:name="T14" style:family="text">
      <style:text-properties fo:font-weight="bold" officeooo:rsid="001782c9" style:font-weight-asian="bold" style:font-weight-complex="bold"/>
    </style:style>
    <style:style style:name="T15" style:family="text">
      <style:text-properties fo:font-weight="bold" officeooo:rsid="00202eb2" style:font-weight-asian="bold" style:font-weight-complex="bold"/>
    </style:style>
    <style:style style:name="T16" style:family="text">
      <style:text-properties fo:font-weight="bold" officeooo:rsid="00205828" style:font-weight-asian="bold" style:font-weight-complex="bold"/>
    </style:style>
    <style:style style:name="T17" style:family="text">
      <style:text-properties fo:font-weight="bold" officeooo:rsid="001bad22" style:font-weight-asian="bold" style:font-weight-complex="bold"/>
    </style:style>
    <style:style style:name="T18" style:family="text">
      <style:text-properties fo:font-weight="bold" officeooo:rsid="001b1522" style:font-weight-asian="bold" style:font-weight-complex="bold"/>
    </style:style>
    <style:style style:name="T19" style:family="text">
      <style:text-properties fo:font-weight="bold" officeooo:rsid="00243a1f" style:font-weight-asian="bold" style:font-weight-complex="bold"/>
    </style:style>
    <style:style style:name="T20" style:family="text">
      <style:text-properties fo:font-weight="bold" officeooo:rsid="002683b2" style:font-weight-asian="bold" style:font-weight-complex="bold"/>
    </style:style>
    <style:style style:name="T21" style:family="text">
      <style:text-properties fo:font-weight="bold" officeooo:rsid="0038ebe0" style:font-weight-asian="bold" style:font-weight-complex="bold"/>
    </style:style>
    <style:style style:name="T22" style:family="text">
      <style:text-properties officeooo:rsid="00064966"/>
    </style:style>
    <style:style style:name="T23" style:family="text">
      <style:text-properties officeooo:rsid="0008d7a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64966" style:font-weight-asian="normal" style:font-weight-complex="normal"/>
    </style:style>
    <style:style style:name="T26" style:family="text">
      <style:text-properties fo:font-weight="normal" officeooo:rsid="000a81e2" style:font-weight-asian="normal" style:font-weight-complex="normal"/>
    </style:style>
    <style:style style:name="T27" style:family="text">
      <style:text-properties fo:font-weight="normal" officeooo:rsid="000d3d0b" style:font-weight-asian="normal" style:font-weight-complex="normal"/>
    </style:style>
    <style:style style:name="T28" style:family="text">
      <style:text-properties fo:font-weight="normal" officeooo:rsid="0011887c" style:font-weight-asian="normal" style:font-weight-complex="normal"/>
    </style:style>
    <style:style style:name="T29" style:family="text">
      <style:text-properties fo:font-weight="normal" officeooo:rsid="0012a586" style:font-weight-asian="normal" style:font-weight-complex="normal"/>
    </style:style>
    <style:style style:name="T30" style:family="text">
      <style:text-properties fo:font-weight="normal" officeooo:rsid="00137e90" style:font-weight-asian="normal" style:font-weight-complex="normal"/>
    </style:style>
    <style:style style:name="T31" style:family="text">
      <style:text-properties fo:font-weight="normal" officeooo:rsid="0010dd3f" style:font-weight-asian="normal" style:font-weight-complex="normal"/>
    </style:style>
    <style:style style:name="T32" style:family="text">
      <style:text-properties fo:font-weight="normal" officeooo:rsid="00147da1" style:font-weight-asian="normal" style:font-weight-complex="normal"/>
    </style:style>
    <style:style style:name="T33" style:family="text">
      <style:text-properties fo:font-weight="normal" officeooo:rsid="001782c9" style:font-weight-asian="normal" style:font-weight-complex="normal"/>
    </style:style>
    <style:style style:name="T34" style:family="text">
      <style:text-properties fo:font-weight="normal" officeooo:rsid="0016be4b" style:font-weight-asian="normal" style:font-weight-complex="normal"/>
    </style:style>
    <style:style style:name="T35" style:family="text">
      <style:text-properties fo:font-weight="normal" officeooo:rsid="0015ed1a" style:font-weight-asian="normal" style:font-weight-complex="normal"/>
    </style:style>
    <style:style style:name="T36" style:family="text">
      <style:text-properties fo:font-weight="normal" officeooo:rsid="001bad22" style:font-weight-asian="normal" style:font-weight-complex="normal"/>
    </style:style>
    <style:style style:name="T37" style:family="text">
      <style:text-properties fo:font-weight="normal" officeooo:rsid="001d0d75" style:font-weight-asian="normal" style:font-weight-complex="normal"/>
    </style:style>
    <style:style style:name="T38" style:family="text">
      <style:text-properties fo:font-weight="normal" officeooo:rsid="00202eb2" style:font-weight-asian="normal" style:font-weight-complex="normal"/>
    </style:style>
    <style:style style:name="T39" style:family="text">
      <style:text-properties fo:font-weight="normal" officeooo:rsid="0022018c" style:font-weight-asian="normal" style:font-weight-complex="normal"/>
    </style:style>
    <style:style style:name="T40" style:family="text">
      <style:text-properties fo:font-weight="normal" officeooo:rsid="0022f069" style:font-weight-asian="normal" style:font-weight-complex="normal"/>
    </style:style>
    <style:style style:name="T41" style:family="text">
      <style:text-properties fo:font-weight="normal" officeooo:rsid="002badc4" style:font-weight-asian="normal" style:font-weight-complex="normal"/>
    </style:style>
    <style:style style:name="T42" style:family="text">
      <style:text-properties fo:font-weight="normal" officeooo:rsid="002c5bb0" style:font-weight-asian="normal" style:font-weight-complex="normal"/>
    </style:style>
    <style:style style:name="T43" style:family="text">
      <style:text-properties fo:font-weight="normal" officeooo:rsid="002f89d1" style:font-weight-asian="normal" style:font-weight-complex="normal"/>
    </style:style>
    <style:style style:name="T44" style:family="text">
      <style:text-properties fo:font-weight="normal" officeooo:rsid="0030aca1" style:font-weight-asian="normal" style:font-weight-complex="normal"/>
    </style:style>
    <style:style style:name="T45" style:family="text">
      <style:text-properties fo:font-weight="normal" officeooo:rsid="00338647" style:font-weight-asian="normal" style:font-weight-complex="normal"/>
    </style:style>
    <style:style style:name="T46" style:family="text">
      <style:text-properties officeooo:rsid="000a81e2"/>
    </style:style>
    <style:style style:name="T47" style:family="text">
      <style:text-properties officeooo:rsid="000bab6a"/>
    </style:style>
    <style:style style:name="T48" style:family="text">
      <style:text-properties officeooo:rsid="000d3d0b"/>
    </style:style>
    <style:style style:name="T49" style:family="text">
      <style:text-properties officeooo:rsid="000e250b"/>
    </style:style>
    <style:style style:name="T50" style:family="text">
      <style:text-properties officeooo:rsid="0010dd3f"/>
    </style:style>
    <style:style style:name="T51" style:family="text">
      <style:text-properties officeooo:rsid="0011887c"/>
    </style:style>
    <style:style style:name="T52" style:family="text">
      <style:text-properties officeooo:rsid="00137e90"/>
    </style:style>
    <style:style style:name="T53" style:family="text">
      <style:text-properties officeooo:rsid="00147da1"/>
    </style:style>
    <style:style style:name="T54" style:family="text">
      <style:text-properties officeooo:rsid="0015ed1a"/>
    </style:style>
    <style:style style:name="T55" style:family="text">
      <style:text-properties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56" style:family="text">
      <style:text-properties style:font-name="Liberation Mono" fo:font-size="10pt" fo:font-weight="bold" officeooo:rsid="00243a1f" style:font-name-asian="Noto Sans Mono CJK SC" style:font-size-asian="10pt" style:font-weight-asian="bold" style:font-name-complex="Liberation Mono" style:font-size-complex="10pt" style:font-weight-complex="bold"/>
    </style:style>
    <style:style style:name="T57" style:family="text">
      <style:text-properties style:font-name="Liberation Mono" fo:font-size="10pt" fo:font-weight="bold" officeooo:rsid="002683b2" style:font-name-asian="Noto Sans Mono CJK SC" style:font-size-asian="10pt" style:font-weight-asian="bold" style:font-name-complex="Liberation Mono" style:font-size-complex="10pt" style:font-weight-complex="bold"/>
    </style:style>
    <style:style style:name="T58" style:family="text">
      <style:text-properties style:font-name="Liberation Mono" fo:font-size="10pt" fo:font-weight="bold" officeooo:rsid="0027f164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Mono" fo:font-size="10pt" fo:font-weight="bold" officeooo:rsid="002f89d1" style:font-name-asian="Noto Sans Mono CJK SC" style:font-size-asian="10pt" style:font-weight-asian="bold" style:font-name-complex="Liberation Mono" style:font-size-complex="10pt" style:font-weight-complex="bold"/>
    </style:style>
    <style:style style:name="T61" style:family="text">
      <style:text-properties style:font-name="Liberation Mono" fo:font-size="10pt" fo:font-weight="bold" officeooo:rsid="0030aca1" style:font-name-asian="Noto Sans Mono CJK SC" style:font-size-asian="10pt" style:font-weight-asian="bold" style:font-name-complex="Liberation Mono" style:font-size-complex="10pt" style:font-weight-complex="bold"/>
    </style:style>
    <style:style style:name="T62" style:family="text">
      <style:text-properties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63" style:family="text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4" style:family="text">
      <style:text-properties style:font-name="Liberation Mono" fo:font-size="10pt" fo:font-weight="normal" officeooo:rsid="0016be4b" style:font-name-asian="Noto Sans Mono CJK SC" style:font-size-asian="10pt" style:font-weight-asian="normal" style:font-name-complex="Liberation Mono" style:font-size-complex="10pt" style:font-weight-complex="normal"/>
    </style:style>
    <style:style style:name="T65" style:family="text">
      <style:text-properties style:font-name="Liberation Mono" fo:font-size="10pt" fo:font-weight="normal" officeooo:rsid="00243a1f" style:font-name-asian="Noto Sans Mono CJK SC" style:font-size-asian="10pt" style:font-weight-asian="normal" style:font-name-complex="Liberation Mono" style:font-size-complex="10pt" style:font-weight-complex="normal"/>
    </style:style>
    <style:style style:name="T66" style:family="text">
      <style:text-properties style:font-name="Liberation Mono" fo:font-size="10pt" fo:font-weight="normal" officeooo:rsid="0025d92a" style:font-name-asian="Noto Sans Mono CJK SC" style:font-size-asian="10pt" style:font-weight-asian="normal" style:font-name-complex="Liberation Mono" style:font-size-complex="10pt" style:font-weight-complex="normal"/>
    </style:style>
    <style:style style:name="T67" style:family="text">
      <style:text-properties style:font-name="Liberation Mono" fo:font-size="10pt" fo:font-weight="normal" officeooo:rsid="0022f069" style:font-name-asian="Noto Sans Mono CJK SC" style:font-size-asian="10pt" style:font-weight-asian="normal" style:font-name-complex="Liberation Mono" style:font-size-complex="10pt" style:font-weight-complex="normal"/>
    </style:style>
    <style:style style:name="T68" style:family="text">
      <style:text-properties style:font-name="Liberation Mono" fo:font-size="10pt" fo:font-weight="normal" officeooo:rsid="002683b2" style:font-name-asian="Noto Sans Mono CJK SC" style:font-size-asian="10pt" style:font-weight-asian="normal" style:font-name-complex="Liberation Mono" style:font-size-complex="10pt" style:font-weight-complex="normal"/>
    </style:style>
    <style:style style:name="T69" style:family="text">
      <style:text-properties style:font-name="Liberation Mono" fo:font-size="10pt" fo:font-weight="normal" officeooo:rsid="002f1984" style:font-name-asian="Noto Sans Mono CJK SC" style:font-size-asian="10pt" style:font-weight-asian="normal" style:font-name-complex="Liberation Mono" style:font-size-complex="10pt" style:font-weight-complex="normal"/>
    </style:style>
    <style:style style:name="T70" style:family="text">
      <style:text-properties style:font-name="Liberation Mono" fo:font-size="10pt" fo:font-weight="normal" officeooo:rsid="0030aca1" style:font-name-asian="Noto Sans Mono CJK SC" style:font-size-asian="10pt" style:font-weight-asian="normal" style:font-name-complex="Liberation Mono" style:font-size-complex="10pt" style:font-weight-complex="normal"/>
    </style:style>
    <style:style style:name="T71" style:family="text">
      <style:text-properties style:font-name="Liberation Mono" fo:font-size="10pt" fo:font-weight="normal" officeooo:rsid="003257eb" style:font-name-asian="Noto Sans Mono CJK SC" style:font-size-asian="10pt" style:font-weight-asian="normal" style:font-name-complex="Liberation Mono" style:font-size-complex="10pt" style:font-weight-complex="normal"/>
    </style:style>
    <style:style style:name="T72" style:family="text">
      <style:text-properties style:font-name="Liberation Mono" fo:font-size="10pt" fo:font-weight="normal" officeooo:rsid="00338647" style:font-name-asian="Noto Sans Mono CJK SC" style:font-size-asian="10pt" style:font-weight-asian="normal" style:font-name-complex="Liberation Mono" style:font-size-complex="10pt" style:font-weight-complex="normal"/>
    </style:style>
    <style:style style:name="T73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01782c9" style:font-name-asian="Noto Sans Mono CJK SC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0205828" style:font-name-asian="Noto Sans Mono CJK SC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02683b2" style:font-name-asian="Noto Sans Mono CJK SC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282bf9" style:font-name-asian="Noto Sans Mono CJK SC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2c5bb0" style:font-name-asian="Noto Sans Mono CJK SC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2f1984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30aca1" style:font-name-asian="Noto Sans Mono CJK SC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352d0b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36f0c4" style:font-name-asian="Noto Sans Mono CJK SC" style:font-size-asian="10pt" style:font-name-complex="Liberation Mono" style:font-size-complex="10pt"/>
    </style:style>
    <style:style style:name="T83" style:family="text">
      <style:text-properties officeooo:rsid="001782c9"/>
    </style:style>
    <style:style style:name="T84" style:family="text">
      <style:text-properties officeooo:rsid="001907fa"/>
    </style:style>
    <style:style style:name="T8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6" style:family="text">
      <style:text-properties style:text-underline-style="solid" style:text-underline-width="auto" style:text-underline-color="font-color" fo:font-weight="normal" officeooo:rsid="001b1522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1bad22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0228554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2badc4" style:font-weight-asian="normal" style:font-weight-complex="normal"/>
    </style:style>
    <style:style style:name="T90" style:family="text">
      <style:text-properties officeooo:rsid="00202eb2"/>
    </style:style>
    <style:style style:name="T91" style:family="text">
      <style:text-properties officeooo:rsid="00205828"/>
    </style:style>
    <style:style style:name="T92" style:family="text">
      <style:text-properties officeooo:rsid="00218c21"/>
    </style:style>
    <style:style style:name="T93" style:family="text">
      <style:text-properties officeooo:rsid="0022018c"/>
    </style:style>
    <style:style style:name="T94" style:family="text">
      <style:text-properties officeooo:rsid="002683b2"/>
    </style:style>
    <style:style style:name="T95" style:family="text">
      <style:text-properties officeooo:rsid="0027f164"/>
    </style:style>
    <style:style style:name="T96" style:family="text">
      <style:text-properties officeooo:rsid="002a33f5"/>
    </style:style>
    <style:style style:name="T97" style:family="text">
      <style:text-properties officeooo:rsid="002badc4"/>
    </style:style>
    <style:style style:name="T98" style:family="text">
      <style:text-properties style:text-position="super 58%"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99" style:family="text">
      <style:text-properties style:text-position="super 58%"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100" style:family="text">
      <style:text-properties style:text-position="super 58%" style:font-name="Liberation Mono" fo:font-size="10pt" officeooo:rsid="003257eb" style:font-name-asian="Noto Sans Mono CJK SC" style:font-size-asian="10pt" style:font-name-complex="Liberation Mono" style:font-size-complex="10pt"/>
    </style:style>
    <style:style style:name="T101" style:family="text">
      <style:text-properties officeooo:rsid="00352d0b"/>
    </style:style>
    <style:style style:name="T102" style:family="text">
      <style:text-properties officeooo:rsid="0036eeae"/>
    </style:style>
    <style:style style:name="T103" style:family="text">
      <style:text-properties officeooo:rsid="0036f0c4"/>
    </style:style>
    <style:style style:name="T104" style:family="text">
      <style:text-properties officeooo:rsid="00374057"/>
    </style:style>
  </office:automatic-styles>
  <office:body>
    <office:text text:use-soft-page-breaks="true">
      <text:tracked-changes>
        <text:changed-region xml:id="ct94585772868320" text:id="ct94585772868320">
          <text:deletion>
            <office:change-info>
              <dc:creator>Unknown Author</dc:creator>
              <dc:date>2025-10-27T14:05:09</dc:date>
            </office:change-info>
            <text:p text:style-name="Preformatted_20_Text"><text:span text:style-name="T1">I. </text:span></text:p>
          </text:deletion>
        </text:changed-region>
        <text:changed-region xml:id="ct94585773274592" text:id="ct94585773274592">
          <text:insertion>
            <office:change-info>
              <dc:creator>Unknown Author</dc:creator>
              <dc:date>2025-10-27T16:25:00</dc:date>
            </office:change-info>
          </text:insertion>
        </text:changed-region>
        <text:changed-region xml:id="ct94585759415296" text:id="ct94585759415296">
          <text:format-change>
            <office:change-info>
              <dc:creator>Unknown Author</dc:creator>
              <dc:date>2025-10-27T13:48:03</dc:date>
            </office:change-info>
          </text:format-change>
        </text:changed-region>
        <text:changed-region xml:id="ct94585755320384" text:id="ct94585755320384">
          <text:deletion>
            <office:change-info>
              <dc:creator>Unknown Author</dc:creator>
              <dc:date>2025-10-28T17:37:13</dc:date>
            </office:change-info>
            <text:p text:style-name="P2"><text:s text:c="3"/></text:p>
          </text:deletion>
        </text:changed-region>
        <text:changed-region xml:id="ct94585781793024" text:id="ct94585781793024">
          <text:deletion>
            <office:change-info>
              <dc:creator>Unknown Author</dc:creator>
              <dc:date>2025-10-28T14:17:16</dc:date>
            </office:change-info>
            <text:p text:style-name="P2">code</text:p>
          </text:deletion>
        </text:changed-region>
        <text:changed-region xml:id="ct94585784945920" text:id="ct94585784945920">
          <text:deletion>
            <office:change-info>
              <dc:creator>Unknown Author</dc:creator>
              <dc:date>2025-10-28T17:13:34</dc:date>
            </office:change-info>
            <text:p text:style-name="P2"><text:s/></text:p>
          </text:deletion>
        </text:changed-region>
        <text:changed-region xml:id="ct94585780678688" text:id="ct94585780678688">
          <text:insertion>
            <office:change-info>
              <dc:creator>Unknown Author</dc:creator>
              <dc:date>2025-10-27T16:18:16</dc:date>
            </office:change-info>
          </text:insertion>
        </text:changed-region>
        <text:changed-region xml:id="ct94585780947184" text:id="ct94585780947184">
          <text:deletion>
            <office:change-info>
              <dc:creator>Unknown Author</dc:creator>
              <dc:date>2025-10-28T14:18:00</dc:date>
            </office:change-info>
            <text:p text:style-name="P2"><text:s/></text:p>
          </text:deletion>
        </text:changed-region>
        <text:changed-region xml:id="ct94585764931376" text:id="ct94585764931376">
          <text:insertion>
            <office:change-info>
              <dc:creator>Unknown Author</dc:creator>
              <dc:date>2025-10-27T14:00:32</dc:date>
            </office:change-info>
          </text:insertion>
        </text:changed-region>
        <text:changed-region xml:id="ct94585758649056" text:id="ct94585758649056">
          <text:deletion>
            <office:change-info>
              <dc:creator>Unknown Author</dc:creator>
              <dc:date>2025-10-27T14:01:06</dc:date>
            </office:change-info>
            <text:p text:style-name="P25"><text:span text:style-name="T12"/></text:p>
            <text:p text:style-name="P25"><text:span text:style-name="T12"/></text:p>
          </text:deletion>
        </text:changed-region>
        <text:changed-region xml:id="ct94585763693072" text:id="ct94585763693072">
          <text:deletion>
            <office:change-info>
              <dc:creator>Unknown Author</dc:creator>
              <dc:date>2025-10-27T13:47:51</dc:date>
            </office:change-info>
            <text:p text:style-name="P25"><text:span text:style-name="T12"/></text:p>
            <text:p text:style-name="P25"><text:s text:c="3"/>Timing</text:p>
          </text:deletion>
        </text:changed-region>
        <text:changed-region xml:id="ct94585771750144" text:id="ct94585771750144">
          <text:deletion>
            <office:change-info>
              <dc:creator>Unknown Author</dc:creator>
              <dc:date>2025-10-27T13:46:36</dc:date>
            </office:change-info>
            <text:p text:style-name="P25"><text:span text:style-name="T12"/></text:p>
            <text:p text:style-name="Preformatted_20_Text"/>
            <text:p text:style-name="P25"/>
          </text:deletion>
        </text:changed-region>
        <text:changed-region xml:id="ct94585763017632" text:id="ct94585763017632">
          <text:deletion>
            <office:change-info>
              <dc:creator>Unknown Author</dc:creator>
              <dc:date>2025-10-27T13:45:56</dc:date>
            </office:change-info>
            <text:p text:style-name="P25"><text:s text:c="5"/></text:p>
          </text:deletion>
        </text:changed-region>
        <text:changed-region xml:id="ct94585759273696" text:id="ct94585759273696">
          <text:deletion>
            <office:change-info>
              <dc:creator>Unknown Author</dc:creator>
              <dc:date>2025-10-27T13:46:29</dc:date>
            </office:change-info>
            <text:p text:style-name="P25">The order and time when fields are scheduled is determined b<text:span text:style-name="T1">y</text:span>:</text:p>
          </text:deletion>
        </text:changed-region>
        <text:changed-region xml:id="ct94585771758064" text:id="ct94585771758064">
          <text:deletion>
            <office:change-info>
              <dc:creator>Unknown Author</dc:creator>
              <dc:date>2025-10-27T13:47:50</dc:date>
            </office:change-info>
            <text:p text:style-name="P25"><text:span text:style-name="T12"/></text:p>
            <text:p text:style-name="P25"><text:span text:style-name="T12"/></text:p>
          </text:deletion>
        </text:changed-region>
        <text:changed-region xml:id="ct94585730923120" text:id="ct94585730923120">
          <text:deletion>
            <office:change-info>
              <dc:creator>Unknown Author</dc:creator>
              <dc:date>2025-10-27T14:01:06</dc:date>
            </office:change-info>
            <text:p text:style-name="P25"><text:span text:style-name="T12"/></text:p>
            <text:p text:style-name="P25"/>
          </text:deletion>
        </text:changed-region>
        <text:changed-region xml:id="ct94585776785424" text:id="ct94585776785424">
          <text:deletion>
            <office:change-info>
              <dc:creator>Unknown Author</dc:creator>
              <dc:date>2025-10-27T13:53:48</dc:date>
            </office:change-info>
            <text:p text:style-name="P25">(a) </text:p>
          </text:deletion>
        </text:changed-region>
        <text:changed-region xml:id="ct94585779574272" text:id="ct94585779574272">
          <text:deletion>
            <office:change-info>
              <dc:creator>Unknown Author</dc:creator>
              <dc:date>2025-10-27T13:54:20</dc:date>
            </office:change-info>
            <text:p text:style-name="P25">required</text:p>
          </text:deletion>
        </text:changed-region>
        <text:changed-region xml:id="ct94585760248832" text:id="ct94585760248832">
          <text:deletion>
            <office:change-info>
              <dc:creator>Unknown Author</dc:creator>
              <dc:date>2025-10-27T14:00:30</dc:date>
            </office:change-info>
            <text:p text:style-name="P25"><text:s/>airmass</text:p>
          </text:deletion>
        </text:changed-region>
        <text:changed-region xml:id="ct94585749886720" text:id="ct94585749886720">
          <text:deletion>
            <office:change-info>
              <dc:creator>Unknown Author</dc:creator>
              <dc:date>2025-10-27T13:54:24</dc:date>
            </office:change-info>
            <text:p text:style-name="P25"><text:s/>and</text:p>
          </text:deletion>
        </text:changed-region>
        <text:changed-region xml:id="ct94585760409360" text:id="ct94585760409360">
          <text:deletion>
            <office:change-info>
              <dc:creator>Unknown Author</dc:creator>
              <dc:date>2025-10-27T14:00:30</dc:date>
            </office:change-info>
            <text:p text:style-name="P25"><text:s/>hour-angl</text:p>
          </text:deletion>
        </text:changed-region>
        <text:changed-region xml:id="ct94585773956608" text:id="ct94585773956608">
          <text:deletion>
            <office:change-info>
              <dc:creator>Unknown Author</dc:creator>
              <dc:date>2025-10-27T13:54:43</dc:date>
            </office:change-info>
            <text:p text:style-name="P25">e range of the observations</text:p>
          </text:deletion>
        </text:changed-region>
        <text:changed-region xml:id="ct94585775417600" text:id="ct94585775417600">
          <text:deletion>
            <office:change-info>
              <dc:creator>Unknown Author</dc:creator>
              <dc:date>2025-10-27T13:56:14</dc:date>
            </office:change-info>
            <text:p text:style-name="P25"><text:span text:style-name="T12"/></text:p>
            <text:p text:style-name="P25"/>
          </text:deletion>
        </text:changed-region>
        <text:changed-region xml:id="ct94585775928592" text:id="ct94585775928592">
          <text:deletion>
            <office:change-info>
              <dc:creator>Unknown Author</dc:creator>
              <dc:date>2025-10-27T13:53:52</dc:date>
            </office:change-info>
            <text:p text:style-name="P25">(b) </text:p>
          </text:deletion>
        </text:changed-region>
        <text:changed-region xml:id="ct94585743785536" text:id="ct94585743785536">
          <text:deletion>
            <office:change-info>
              <dc:creator>Unknown Author</dc:creator>
              <dc:date>2025-10-27T14:00:30</dc:date>
            </office:change-info>
            <text:p text:style-name="P25">the exposure times, number of observations,</text:p>
          </text:deletion>
        </text:changed-region>
        <text:changed-region xml:id="ct94585773640160" text:id="ct94585773640160">
          <text:deletion>
            <office:change-info>
              <dc:creator>Unknown Author</dc:creator>
              <dc:date>2025-10-27T13:45:19</dc:date>
            </office:change-info>
            <text:p text:style-name="P25"><text:s/></text:p>
          </text:deletion>
        </text:changed-region>
        <text:changed-region xml:id="ct94585746693120" text:id="ct94585746693120">
          <text:deletion>
            <office:change-info>
              <dc:creator>Unknown Author</dc:creator>
              <dc:date>2025-10-27T14:00:30</dc:date>
            </office:change-info>
            <text:p text:style-name="P25">and time between each observation for a given field</text:p>
            <text:p text:style-name="P25"/>
          </text:deletion>
        </text:changed-region>
        <text:changed-region xml:id="ct94585773684224" text:id="ct94585773684224">
          <text:deletion>
            <office:change-info>
              <dc:creator>Unknown Author</dc:creator>
              <dc:date>2025-10-27T13:53:55</dc:date>
            </office:change-info>
            <text:p text:style-name="P25">(c) </text:p>
          </text:deletion>
        </text:changed-region>
        <text:changed-region xml:id="ct94585771783344" text:id="ct94585771783344">
          <text:deletion>
            <office:change-info>
              <dc:creator>Unknown Author</dc:creator>
              <dc:date>2025-10-27T14:00:30</dc:date>
            </office:change-info>
            <text:p text:style-name="P25">the observable sky given the site location, date, and duration of the night.</text:p>
            <text:p text:style-name="P25"/>
          </text:deletion>
        </text:changed-region>
        <text:changed-region xml:id="ct94585777278736" text:id="ct94585777278736">
          <text:deletion>
            <office:change-info>
              <dc:creator>Unknown Author</dc:creator>
              <dc:date>2025-10-27T13:53:59</dc:date>
            </office:change-info>
            <text:p text:style-name="P25">(d) </text:p>
          </text:deletion>
        </text:changed-region>
        <text:changed-region xml:id="ct94585777378576" text:id="ct94585777378576">
          <text:deletion>
            <office:change-info>
              <dc:creator>Unknown Author</dc:creator>
              <dc:date>2025-10-27T14:00:30</dc:date>
            </office:change-info>
            <text:p text:style-name="P25">interruptions to the observations (usually closing of the dome due to weather).</text:p>
            <text:p text:style-name="P25"/>
          </text:deletion>
        </text:changed-region>
        <text:changed-region xml:id="ct94585756709088" text:id="ct94585756709088">
          <text:deletion>
            <office:change-info>
              <dc:creator>Unknown Author</dc:creator>
              <dc:date>2025-10-27T13:54:03</dc:date>
            </office:change-info>
            <text:p text:style-name="P25">(e) </text:p>
          </text:deletion>
        </text:changed-region>
        <text:changed-region xml:id="ct94585766061072" text:id="ct94585766061072">
          <text:deletion>
            <office:change-info>
              <dc:creator>Unknown Author</dc:creator>
              <dc:date>2025-10-27T14:00:30</dc:date>
            </office:change-info>
            <text:p text:style-name="P25">the cadence of the observations (time between observations).</text:p>
          </text:deletion>
        </text:changed-region>
        <text:changed-region xml:id="ct94585670460416" text:id="ct94585670460416">
          <text:deletion>
            <office:change-info>
              <dc:creator>Unknown Author</dc:creator>
              <dc:date>2025-10-27T13:53:07</dc:date>
            </office:change-info>
            <text:p text:style-name="P25"><text:span text:style-name="T12"/></text:p>
            <text:p text:style-name="P35"/>
            <text:p text:style-name="P25"/>
          </text:deletion>
        </text:changed-region>
        <text:changed-region xml:id="ct94585759344640" text:id="ct94585759344640">
          <text:deletion>
            <office:change-info>
              <dc:creator>Unknown Author</dc:creator>
              <dc:date>2025-10-27T13:44:18</dc:date>
            </office:change-info>
            <text:p text:style-name="P25"><text:s text:c="4"/></text:p>
          </text:deletion>
        </text:changed-region>
        <text:changed-region xml:id="ct94585765626080" text:id="ct94585765626080">
          <text:deletion>
            <office:change-info>
              <dc:creator>Unknown Author</dc:creator>
              <dc:date>2025-10-27T13:52:54</dc:date>
            </office:change-info>
            <text:p text:style-name="P25"><text:span text:style-name="T2">Field Selection</text:span></text:p>
          </text:deletion>
        </text:changed-region>
        <text:changed-region xml:id="ct94585797309104" text:id="ct94585797309104">
          <text:deletion>
            <office:change-info>
              <dc:creator>Unknown Author</dc:creator>
              <dc:date>2025-10-27T13:46:49</dc:date>
            </office:change-info>
            <text:p text:style-name="P25"><text:span text:style-name="T12"/></text:p>
            <text:p text:style-name="P25"><text:span text:style-name="T12"/></text:p>
          </text:deletion>
        </text:changed-region>
        <text:changed-region xml:id="ct94585777530416" text:id="ct94585777530416">
          <text:deletion>
            <office:change-info>
              <dc:creator>Unknown Author</dc:creator>
              <dc:date>2025-10-27T13:46:49</dc:date>
            </office:change-info>
            <text:p text:style-name="P25"><text:span text:style-name="T12"/></text:p>
            <text:p text:style-name="P25"/>
          </text:deletion>
        </text:changed-region>
        <text:changed-region xml:id="ct94585763075776" text:id="ct94585763075776">
          <text:deletion>
            <office:change-info>
              <dc:creator>Unknown Author</dc:creator>
              <dc:date>2025-10-27T13:46:49</dc:date>
            </office:change-info>
            <text:p text:style-name="P25"><text:s text:c="6"/>Each line of an observation plan <text:s/>("obsplan") defines the following field info:</text:p>
          </text:deletion>
        </text:changed-region>
        <text:changed-region xml:id="ct94585771646512" text:id="ct94585771646512">
          <text:deletion>
            <office:change-info>
              <dc:creator>Unknown Author</dc:creator>
              <dc:date>2025-10-27T13:52:54</dc:date>
            </office:change-info>
            <text:p text:style-name="P25"><text:span text:style-name="T12"/></text:p>
            <text:p text:style-name="P25"><text:span text:style-name="T12"/></text:p>
          </text:deletion>
        </text:changed-region>
        <text:changed-region xml:id="ct94585773378928" text:id="ct94585773378928">
          <text:deletion>
            <office:change-info>
              <dc:creator>Unknown Author</dc:creator>
              <dc:date>2025-10-27T13:52:54</dc:date>
            </office:change-info>
            <text:p text:style-name="P25"><text:span text:style-name="T12"/></text:p>
            <text:p text:style-name="P25"/>
          </text:deletion>
        </text:changed-region>
        <text:changed-region xml:id="ct94585683777984" text:id="ct94585683777984">
          <text:deletion>
            <office:change-info>
              <dc:creator>Unknown Author</dc:creator>
              <dc:date>2025-10-27T14:00:30</dc:date>
            </office:change-info>
            <text:p text:style-name="P25">-telescope pointing (ra,dec in hours and deg)</text:p>
          </text:deletion>
        </text:changed-region>
        <text:changed-region xml:id="ct94585759499632" text:id="ct94585759499632">
          <text:deletion>
            <office:change-info>
              <dc:creator>Unknown Author</dc:creator>
              <dc:date>2025-10-27T13:45:10</dc:date>
            </office:change-info>
            <text:p text:style-name="P25">,</text:p>
          </text:deletion>
        </text:changed-region>
        <text:changed-region xml:id="ct94585760413744" text:id="ct94585760413744">
          <text:deletion>
            <office:change-info>
              <dc:creator>Unknown Author</dc:creator>
              <dc:date>2025-10-27T14:00:30</dc:date>
            </office:change-info>
            <text:p text:style-name="P25"><text:span text:style-name="T12"/></text:p>
            <text:p text:style-name="P25">-exposure time </text:p>
          </text:deletion>
        </text:changed-region>
        <text:changed-region xml:id="ct94585674219360" text:id="ct94585674219360">
          <text:deletion>
            <office:change-info>
              <dc:creator>Unknown Author</dc:creator>
              <dc:date>2025-10-27T13:57:13</dc:date>
            </office:change-info>
            <text:p text:style-name="P25"><text:s/></text:p>
          </text:deletion>
        </text:changed-region>
        <text:changed-region xml:id="ct94585773271744" text:id="ct94585773271744">
          <text:deletion>
            <office:change-info>
              <dc:creator>Unknown Author</dc:creator>
              <dc:date>2025-10-27T14:00:30</dc:date>
            </office:change-info>
            <text:p text:style-name="P25">in sec (</text:p>
          </text:deletion>
        </text:changed-region>
        <text:changed-region xml:id="ct94585766059312" text:id="ct94585766059312">
          <text:deletion>
            <office:change-info>
              <dc:creator>Unknown Author</dc:creator>
              <dc:date>2025-10-27T13:57:22</dc:date>
            </office:change-info>
            <text:p text:style-name="P25">"</text:p>
          </text:deletion>
        </text:changed-region>
        <text:changed-region xml:id="ct94585672280048" text:id="ct94585672280048">
          <text:deletion>
            <office:change-info>
              <dc:creator>Unknown Author</dc:creator>
              <dc:date>2025-10-27T14:00:30</dc:date>
            </office:change-info>
            <text:p text:style-name="P25">expt</text:p>
          </text:deletion>
        </text:changed-region>
        <text:changed-region xml:id="ct94585764619472" text:id="ct94585764619472">
          <text:deletion>
            <office:change-info>
              <dc:creator>Unknown Author</dc:creator>
              <dc:date>2025-10-27T13:57:26</dc:date>
            </office:change-info>
            <text:p text:style-name="P25">"</text:p>
          </text:deletion>
        </text:changed-region>
        <text:changed-region xml:id="ct94585779433984" text:id="ct94585779433984">
          <text:deletion>
            <office:change-info>
              <dc:creator>Unknown Author</dc:creator>
              <dc:date>2025-10-27T14:00:30</dc:date>
            </office:change-info>
            <text:p text:style-name="P25">)</text:p>
            <text:p text:style-name="P25">-shutter code ( open:</text:p>
          </text:deletion>
        </text:changed-region>
        <text:changed-region xml:id="ct94585761509696" text:id="ct94585761509696">
          <text:deletion>
            <office:change-info>
              <dc:creator>Unknown Author</dc:creator>
              <dc:date>2025-10-27T13:57:27</dc:date>
            </office:change-info>
            <text:p text:style-name="P25">"</text:p>
          </text:deletion>
        </text:changed-region>
        <text:changed-region xml:id="ct94585777633168" text:id="ct94585777633168">
          <text:deletion>
            <office:change-info>
              <dc:creator>Unknown Author</dc:creator>
              <dc:date>2025-10-27T14:00:30</dc:date>
            </office:change-info>
            <text:p text:style-name="P25">Y</text:p>
          </text:deletion>
        </text:changed-region>
        <text:changed-region xml:id="ct94585764576384" text:id="ct94585764576384">
          <text:deletion>
            <office:change-info>
              <dc:creator>Unknown Author</dc:creator>
              <dc:date>2025-10-27T13:57:28</dc:date>
            </office:change-info>
            <text:p text:style-name="P25">" </text:p>
          </text:deletion>
        </text:changed-region>
        <text:changed-region xml:id="ct94585755627616" text:id="ct94585755627616">
          <text:deletion>
            <office:change-info>
              <dc:creator>Unknown Author</dc:creator>
              <dc:date>2025-10-27T14:00:30</dc:date>
            </office:change-info>
            <text:p text:style-name="P25">or closed:</text:p>
          </text:deletion>
        </text:changed-region>
        <text:changed-region xml:id="ct94585743784960" text:id="ct94585743784960">
          <text:deletion>
            <office:change-info>
              <dc:creator>Unknown Author</dc:creator>
              <dc:date>2025-10-27T13:57:34</dc:date>
            </office:change-info>
            <text:p text:style-name="P25">"</text:p>
          </text:deletion>
        </text:changed-region>
        <text:changed-region xml:id="ct94585755748768" text:id="ct94585755748768">
          <text:deletion>
            <office:change-info>
              <dc:creator>Unknown Author</dc:creator>
              <dc:date>2025-10-27T14:00:30</dc:date>
            </office:change-info>
            <text:p text:style-name="P25">N</text:p>
          </text:deletion>
        </text:changed-region>
        <text:changed-region xml:id="ct94585761484576" text:id="ct94585761484576">
          <text:deletion>
            <office:change-info>
              <dc:creator>Unknown Author</dc:creator>
              <dc:date>2025-10-27T13:57:35</dc:date>
            </office:change-info>
            <text:p text:style-name="P25">"</text:p>
          </text:deletion>
        </text:changed-region>
        <text:changed-region xml:id="ct94585765623248" text:id="ct94585765623248">
          <text:deletion>
            <office:change-info>
              <dc:creator>Unknown Author</dc:creator>
              <dc:date>2025-10-27T14:00:30</dc:date>
            </office:change-info>
            <text:p text:style-name="P25">)</text:p>
            <text:p text:style-name="P25">-required number of exposures (</text:p>
          </text:deletion>
        </text:changed-region>
        <text:changed-region xml:id="ct94585682465376" text:id="ct94585682465376">
          <text:deletion>
            <office:change-info>
              <dc:creator>Unknown Author</dc:creator>
              <dc:date>2025-10-27T13:57:42</dc:date>
            </office:change-info>
            <text:p text:style-name="P25">"</text:p>
          </text:deletion>
        </text:changed-region>
        <text:changed-region xml:id="ct94585774087952" text:id="ct94585774087952">
          <text:deletion>
            <office:change-info>
              <dc:creator>Unknown Author</dc:creator>
              <dc:date>2025-10-27T14:00:30</dc:date>
            </office:change-info>
            <text:p text:style-name="P25">n_required</text:p>
          </text:deletion>
        </text:changed-region>
        <text:changed-region xml:id="ct94585771655280" text:id="ct94585771655280">
          <text:deletion>
            <office:change-info>
              <dc:creator>Unknown Author</dc:creator>
              <dc:date>2025-10-27T13:57:43</dc:date>
            </office:change-info>
            <text:p text:style-name="P25">"</text:p>
          </text:deletion>
        </text:changed-region>
        <text:changed-region xml:id="ct94585774030848" text:id="ct94585774030848">
          <text:deletion>
            <office:change-info>
              <dc:creator>Unknown Author</dc:creator>
              <dc:date>2025-10-27T14:00:30</dc:date>
            </office:change-info>
            <text:p text:style-name="P25">)</text:p>
            <text:p text:style-name="P30">-requested exposure interval in sec (intervl)</text:p>
            <text:p text:style-name="P25">-survey code (</text:p>
          </text:deletion>
        </text:changed-region>
        <text:changed-region xml:id="ct94585765587024" text:id="ct94585765587024">
          <text:deletion>
            <office:change-info>
              <dc:creator>Unknown Author</dc:creator>
              <dc:date>2025-10-27T13:57:51</dc:date>
            </office:change-info>
            <text:p text:style-name="P25">determines selection criteria</text:p>
          </text:deletion>
        </text:changed-region>
        <text:changed-region xml:id="ct94585771714368" text:id="ct94585771714368">
          <text:deletion>
            <office:change-info>
              <dc:creator>Unknown Author</dc:creator>
              <dc:date>2025-10-27T14:00:30</dc:date>
            </office:change-info>
            <text:p text:style-name="P25">).</text:p>
            <text:p text:style-name="P25">-comment (</text:p>
          </text:deletion>
        </text:changed-region>
        <text:changed-region xml:id="ct94585772131696" text:id="ct94585772131696">
          <text:deletion>
            <office:change-info>
              <dc:creator>Unknown Author</dc:creator>
              <dc:date>2025-10-27T13:58:34</dc:date>
            </office:change-info>
            <text:p text:style-name="P25"><text:s/>usually field id or notes</text:p>
          </text:deletion>
        </text:changed-region>
        <text:changed-region xml:id="ct94585758375696" text:id="ct94585758375696">
          <text:deletion>
            <office:change-info>
              <dc:creator>Unknown Author</dc:creator>
              <dc:date>2025-10-27T14:00:30</dc:date>
            </office:change-info>
            <text:p text:style-name="P25">)</text:p>
          </text:deletion>
        </text:changed-region>
        <text:changed-region xml:id="ct94585758461248" text:id="ct94585758461248">
          <text:insertion>
            <office:change-info>
              <dc:creator>Unknown Author</dc:creator>
              <dc:date>2025-10-27T13:51:07</dc:date>
            </office:change-info>
          </text:insertion>
        </text:changed-region>
        <text:changed-region xml:id="ct94585778350592" text:id="ct94585778350592">
          <text:insertion>
            <office:change-info>
              <dc:creator>Unknown Author</dc:creator>
              <dc:date>2025-10-28T15:23:18</dc:date>
            </office:change-info>
          </text:insertion>
        </text:changed-region>
        <text:changed-region xml:id="ct94585787672016" text:id="ct94585787672016">
          <text:insertion>
            <office:change-info>
              <dc:creator>Unknown Author</dc:creator>
              <dc:date>2025-10-28T16:24:48</dc:date>
            </office:change-info>
          </text:insertion>
        </text:changed-region>
        <text:changed-region xml:id="ct94585772726688" text:id="ct94585772726688">
          <text:deletion>
            <office:change-info>
              <dc:creator>Unknown Author</dc:creator>
              <dc:date>2025-10-28T17:39:15</dc:date>
            </office:change-info>
            <text:p text:style-name="P10"><text:s text:c="3"/></text:p>
          </text:deletion>
        </text:changed-region>
        <text:changed-region xml:id="ct94585683905616" text:id="ct94585683905616">
          <text:deletion>
            <office:change-info>
              <dc:creator>Unknown Author</dc:creator>
              <dc:date>2025-10-27T13:51:04</dc:date>
            </office:change-info>
            <text:p text:style-name="P10">Before each observation, the scheduler updates the status of every field listed in the observation plan. The relative status of the fields and their observational constrains determine which field <text:s/>the scheduler selects.</text:p>
            <text:p text:style-name="P20"/>
          </text:deletion>
        </text:changed-region>
        <text:changed-region xml:id="ct94585683543264" text:id="ct94585683543264">
          <text:deletion>
            <office:change-info>
              <dc:creator>Unknown Author</dc:creator>
              <dc:date>2025-10-27T13:51:04</dc:date>
            </office:change-info>
            <text:p text:style-name="P20"/>
            <text:p text:style-name="P20"/>
          </text:deletion>
        </text:changed-region>
        <text:changed-region xml:id="ct94585772294448" text:id="ct94585772294448">
          <text:deletion>
            <office:change-info>
              <dc:creator>Unknown Author</dc:creator>
              <dc:date>2025-10-27T13:51:04</dc:date>
            </office:change-info>
            <text:p text:style-name="P20">Field Descriptor</text:p>
            <text:p text:style-name="P20"/>
          </text:deletion>
        </text:changed-region>
        <text:changed-region xml:id="ct94585755101936" text:id="ct94585755101936">
          <text:deletion>
            <office:change-info>
              <dc:creator>Unknown Author</dc:creator>
              <dc:date>2025-10-27T13:51:04</dc:date>
            </office:change-info>
            <text:p text:style-name="P20"/>
            <text:p text:style-name="P20"/>
          </text:deletion>
        </text:changed-region>
        <text:changed-region xml:id="ct94585687841376" text:id="ct94585687841376">
          <text:deletion>
            <office:change-info>
              <dc:creator>Unknown Author</dc:creator>
              <dc:date>2025-10-27T13:51:04</dc:date>
            </office:change-info>
            <text:p text:style-name="P20"><text:s text:c="3"/>Every field has a descriptor with pertinent info (see "Field" structure in "scheduler.h"):</text:p>
            <text:p text:style-name="P20"/>
          </text:deletion>
        </text:changed-region>
        <text:changed-region xml:id="ct94585682743920" text:id="ct94585682743920">
          <text:deletion>
            <office:change-info>
              <dc:creator>Unknown Author</dc:creator>
              <dc:date>2025-10-27T13:51:04</dc:date>
            </office:change-info>
            <text:p text:style-name="P20"/>
            <text:p text:style-name="P20"/>
          </text:deletion>
        </text:changed-region>
        <text:changed-region xml:id="ct94585773004144" text:id="ct94585773004144">
          <text:deletion>
            <office:change-info>
              <dc:creator>Unknown Author</dc:creator>
              <dc:date>2025-10-27T13:51:04</dc:date>
            </office:change-info>
            <text:p text:style-name="P20">- survey code</text:p>
            <text:p text:style-name="P10">- pointing info</text:p>
            <text:p text:style-name="P10">- exposure params ( expt, n_required, interval, shutter code)</text:p>
            <text:p text:style-name="P10">- The UT times and Julian Dates when the the field rised and sets (ut_rise, ut_set, jd_rise, jd_set)</text:p>
            <text:p text:style-name="P10">- JD expected for the next exposure (jd_next).</text:p>
            <text:p text:style-name="P10">- number of exposures completed s far (n_done)</text:p>
            <text:p text:style-name="P10">- total field will be up or remains up (time_up)</text:p>
            <text:p text:style-name="P10">- time required to complete the remaining observations (time_required)</text:p>
            <text:p text:style-name="P10">- time remaining before time_required &gt; time_up ( time_left) </text:p>
            <text:p text:style-name="P10"/>
          </text:deletion>
        </text:changed-region>
        <text:changed-region xml:id="ct94585687667024" text:id="ct94585687667024">
          <text:deletion>
            <office:change-info>
              <dc:creator>Unknown Author</dc:creator>
              <dc:date>2025-10-27T13:51:04</dc:date>
            </office:change-info>
            <text:p text:style-name="P10">- info for each ompleted exposure (filename, ut, jd, lst, ha, am, expt)</text:p>
          </text:deletion>
        </text:changed-region>
        <text:changed-region xml:id="ct94585682151120" text:id="ct94585682151120">
          <text:deletion>
            <office:change-info>
              <dc:creator>Unknown Author</dc:creator>
              <dc:date>2025-10-28T17:39:15</dc:date>
            </office:change-info>
            <text:p text:style-name="P10"/>
            <text:p text:style-name="P10"/>
          </text:deletion>
        </text:changed-region>
        <text:changed-region xml:id="ct94585782496800" text:id="ct94585782496800">
          <text:deletion>
            <office:change-info>
              <dc:creator>Unknown Author</dc:creator>
              <dc:date>2025-10-28T17:39:15</dc:date>
            </office:change-info>
            <text:p text:style-name="P10"/>
            <text:p text:style-name="P9"/>
          </text:deletion>
        </text:changed-region>
        <text:changed-region xml:id="ct94585785734032" text:id="ct94585785734032">
          <text:deletion>
            <office:change-info>
              <dc:creator>Unknown Author</dc:creator>
              <dc:date>2025-10-28T17:39:15</dc:date>
            </office:change-info>
            <text:p text:style-name="P9"><text:s/></text:p>
            <text:p text:style-name="P9"/>
            <text:p text:style-name="P9"/>
          </text:deletion>
        </text:changed-region>
        <text:changed-region xml:id="ct94585791470960" text:id="ct94585791470960">
          <text:insertion>
            <office:change-info>
              <dc:creator>Unknown Author</dc:creator>
              <dc:date>2025-10-28T17:38:33</dc:date>
            </office:change-info>
          </text:insertion>
        </text:changed-region>
        <text:changed-region xml:id="ct94585683757648" text:id="ct94585683757648">
          <text:deletion>
            <office:change-info>
              <dc:creator>Unknown Author</dc:creator>
              <dc:date>2025-10-28T17:38:44</dc:date>
            </office:change-info>
            <text:p text:style-name="P17"/>
            <text:p text:style-name="Preformatted_20_Text">Cadences</text:p>
          </text:deletion>
        </text:changed-region>
        <text:changed-region xml:id="ct94585783618112" text:id="ct94585783618112">
          <text:deletion>
            <office:change-info>
              <dc:creator>Unknown Author</dc:creator>
              <dc:date>2025-10-28T17:38:48</dc:date>
            </office:change-info>
            <text:p text:style-name="Preformatted_20_Text"><text:s text:c="2"/></text:p>
          </text:deletion>
        </text:changed-region>
        <text:changed-region xml:id="ct94585756104992" text:id="ct94585756104992">
          <text:deletion>
            <office:change-info>
              <dc:creator>Unknown Author</dc:creator>
              <dc:date>2025-10-28T17:38:51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585786062960" text:id="ct94585786062960">
          <text:insertion>
            <office:change-info>
              <dc:creator>Unknown Author</dc:creator>
              <dc:date>2025-10-28T17:39:01</dc:date>
            </office:change-info>
          </text:insertion>
        </text:changed-region>
        <text:changed-region xml:id="ct94585787321968" text:id="ct94585787321968">
          <text:deletion>
            <office:change-info>
              <dc:creator>Unknown Author</dc:creator>
              <dc:date>2025-10-28T17:39:34</dc:date>
            </office:change-info>
            <text:p text:style-name="P31"/>
            <text:p text:style-name="P34"/>
          </text:deletion>
        </text:changed-region>
        <text:changed-region xml:id="ct94585762377520" text:id="ct94585762377520">
          <text:deletion>
            <office:change-info>
              <dc:creator>Unknown Author</dc:creator>
              <dc:date>2025-10-28T17:39:34</dc:date>
            </office:change-info>
            <text:p text:style-name="P34"><text:s text:c="3"/></text:p>
          </text:deletion>
        </text:changed-region>
        <text:changed-region xml:id="ct94585786368880" text:id="ct94585786368880">
          <text:insertion>
            <office:change-info>
              <dc:creator>Unknown Author</dc:creator>
              <dc:date>2025-10-28T17:39:03</dc:date>
            </office:change-info>
          </text:insertion>
        </text:changed-region>
        <text:changed-region xml:id="ct94585789694576" text:id="ct94585789694576">
          <text:deletion>
            <office:change-info>
              <dc:creator>Unknown Author</dc:creator>
              <dc:date>2025-10-28T17:39:39</dc:date>
            </office:change-info>
            <text:p text:style-name="P31"/>
            <text:p text:style-name="P34"/>
          </text:deletion>
        </text:changed-region>
        <text:changed-region xml:id="ct94585790069232" text:id="ct94585790069232">
          <text:deletion>
            <office:change-info>
              <dc:creator>Unknown Author</dc:creator>
              <dc:date>2025-10-28T17:39:39</dc:date>
            </office:change-info>
            <text:p text:style-name="P34"><text:s text:c="3"/></text:p>
          </text:deletion>
        </text:changed-region>
        <text:changed-region xml:id="ct94585772005728" text:id="ct94585772005728">
          <text:insertion>
            <office:change-info>
              <dc:creator>Unknown Author</dc:creator>
              <dc:date>2025-10-28T17:39:05</dc:date>
            </office:change-info>
          </text:insertion>
        </text:changed-region>
        <text:changed-region xml:id="ct94585782615616" text:id="ct94585782615616">
          <text:deletion>
            <office:change-info>
              <dc:creator>Unknown Author</dc:creator>
              <dc:date>2025-10-28T17:39:42</dc:date>
            </office:change-info>
            <text:p text:style-name="P31"/>
            <text:p text:style-name="P34"/>
          </text:deletion>
        </text:changed-region>
        <text:changed-region xml:id="ct94585787285360" text:id="ct94585787285360">
          <text:deletion>
            <office:change-info>
              <dc:creator>Unknown Author</dc:creator>
              <dc:date>2025-10-28T17:39:42</dc:date>
            </office:change-info>
            <text:p text:style-name="P34"><text:s text:c="3"/></text:p>
          </text:deletion>
        </text:changed-region>
        <text:changed-region xml:id="ct94585789745408" text:id="ct94585789745408">
          <text:deletion>
            <office:change-info>
              <dc:creator>Unknown Author</dc:creator>
              <dc:date>2025-10-28T17:39:44</dc:date>
            </office:change-info>
            <text:p text:style-name="P34"><text:s/></text:p>
          </text:deletion>
        </text:changed-region>
        <text:changed-region xml:id="ct94585787364496" text:id="ct94585787364496">
          <text:insertion>
            <office:change-info>
              <dc:creator>Unknown Author</dc:creator>
              <dc:date>2025-10-28T17:39:45</dc:date>
            </office:change-info>
          </text:insertion>
        </text:changed-region>
        <text:changed-region xml:id="ct94585774722480" text:id="ct94585774722480">
          <text:deletion>
            <office:change-info>
              <dc:creator>Unknown Author</dc:creator>
              <dc:date>2025-10-28T17:40:21</dc:date>
            </office:change-info>
            <text:p text:style-name="P8"><text:s text:c="2"/></text:p>
          </text:deletion>
        </text:changed-region>
        <text:changed-region xml:id="ct94585796578288" text:id="ct94585796578288">
          <text:insertion>
            <office:change-info>
              <dc:creator>Unknown Author</dc:creator>
              <dc:date>2025-10-28T17:42:28</dc:date>
            </office:change-info>
          </text:insertion>
        </text:changed-region>
        <text:changed-region xml:id="ct94585781316656" text:id="ct94585781316656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585781198384" text:id="ct94585781198384">
          <text:deletion>
            <office:change-info>
              <dc:creator>Unknown Author</dc:creator>
              <dc:date>2025-10-28T17:40:23</dc:date>
            </office:change-info>
            <text:p text:style-name="P7"><text:span text:style-name="T2">n</text:span></text:p>
          </text:deletion>
        </text:changed-region>
        <text:changed-region xml:id="ct94585788701776" text:id="ct94585788701776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585795656464" text:id="ct94585795656464">
          <text:insertion>
            <office:change-info>
              <dc:creator>Unknown Author</dc:creator>
              <dc:date>2025-10-28T17:42:33</dc:date>
            </office:change-info>
          </text:insertion>
        </text:changed-region>
        <text:changed-region xml:id="ct94585764003808" text:id="ct94585764003808">
          <text:deletion>
            <office:change-info>
              <dc:creator>Unknown Author</dc:creator>
              <dc:date>2025-10-28T17:41:57</dc:date>
            </office:change-info>
            <text:p text:style-name="P106">cadence 1: <text:s/></text:p>
          </text:deletion>
        </text:changed-region>
        <text:changed-region xml:id="ct94585789503616" text:id="ct94585789503616">
          <text:insertion>
            <office:change-info>
              <dc:creator>Unknown Author</dc:creator>
              <dc:date>2025-10-28T17:41:57</dc:date>
            </office:change-info>
          </text:insertion>
        </text:changed-region>
        <text:changed-region xml:id="ct94585794414592" text:id="ct94585794414592">
          <text:deletion>
            <office:change-info>
              <dc:creator>Unknown Author</dc:creator>
              <dc:date>2025-10-28T17:42:35</dc:date>
            </office:change-info>
            <text:p text:style-name="Preformatted_20_Text"><text:s text:c="2"/></text:p>
          </text:deletion>
        </text:changed-region>
        <text:changed-region xml:id="ct94585799319264" text:id="ct94585799319264">
          <text:format-change>
            <office:change-info>
              <dc:creator>Unknown Author</dc:creator>
              <dc:date>2025-10-28T17:42:39</dc:date>
            </office:change-info>
          </text:format-change>
        </text:changed-region>
        <text:changed-region xml:id="ct94585792414912" text:id="ct94585792414912">
          <text:insertion>
            <office:change-info>
              <dc:creator>Unknown Author</dc:creator>
              <dc:date>2025-10-28T17:42:43</dc:date>
            </office:change-info>
          </text:insertion>
        </text:changed-region>
        <text:changed-region xml:id="ct94585780981072" text:id="ct94585780981072">
          <text:insertion>
            <office:change-info>
              <dc:creator>Unknown Author</dc:creator>
              <dc:date>2025-10-28T17:43:24</dc:date>
            </office:change-info>
          </text:insertion>
        </text:changed-region>
        <text:changed-region xml:id="ct94585749384976" text:id="ct94585749384976">
          <text:deletion>
            <office:change-info>
              <dc:creator>Unknown Author</dc:creator>
              <dc:date>2025-10-28T17:43:00</dc:date>
            </office:change-info>
            <text:p text:style-name="Preformatted_20_Text"/>
            <text:p text:style-name="Preformatted_20_Text"/>
          </text:deletion>
        </text:changed-region>
        <text:changed-region xml:id="ct94585796643568" text:id="ct94585796643568">
          <text:deletion>
            <office:change-info>
              <dc:creator>Unknown Author</dc:creator>
              <dc:date>2025-10-28T17:42:51</dc:date>
            </office:change-info>
            <text:p text:style-name="Preformatted_20_Text"><text:s text:c="2"/></text:p>
          </text:deletion>
        </text:changed-region>
        <text:changed-region xml:id="ct94585780590656" text:id="ct94585780590656">
          <text:insertion>
            <office:change-info>
              <dc:creator>Unknown Author</dc:creator>
              <dc:date>2025-10-28T17:43:01</dc:date>
            </office:change-info>
          </text:insertion>
        </text:changed-region>
        <text:changed-region xml:id="ct94585784263456" text:id="ct94585784263456">
          <text:insertion>
            <office:change-info>
              <dc:creator>Unknown Author</dc:creator>
              <dc:date>2025-10-28T17:43:04</dc:date>
            </office:change-info>
          </text:insertion>
        </text:changed-region>
        <text:changed-region xml:id="ct94585786765696" text:id="ct94585786765696">
          <text:insertion>
            <office:change-info>
              <dc:creator>Unknown Author</dc:creator>
              <dc:date>2025-10-28T17:43:09</dc:date>
            </office:change-info>
          </text:insertion>
        </text:changed-region>
        <text:changed-region xml:id="ct94585789709760" text:id="ct94585789709760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585784417280" text:id="ct94585784417280">
          <text:deletion>
            <office:change-info>
              <dc:creator>Unknown Author</dc:creator>
              <dc:date>2025-10-28T17:43:20</dc:date>
            </office:change-info>
            <text:p text:style-name="P1"><text:s text:c="2"/></text:p>
          </text:deletion>
        </text:changed-region>
        <text:changed-region xml:id="ct94585790694688" text:id="ct94585790694688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585787951056" text:id="ct94585787951056">
          <text:insertion>
            <office:change-info>
              <dc:creator>Unknown Author</dc:creator>
              <dc:date>2025-10-28T17:43:30</dc:date>
            </office:change-info>
          </text:insertion>
        </text:changed-region>
        <text:changed-region xml:id="ct94585789741136" text:id="ct94585789741136">
          <text:insertion>
            <office:change-info>
              <dc:creator>Unknown Author</dc:creator>
              <dc:date>2025-10-28T17:43:32</dc:date>
            </office:change-info>
          </text:insertion>
        </text:changed-region>
        <text:changed-region xml:id="ct94585792365568" text:id="ct94585792365568">
          <text:insertion>
            <office:change-info>
              <dc:creator>Unknown Author</dc:creator>
              <dc:date>2025-10-28T17:43:35</dc:date>
            </office:change-info>
          </text:insertion>
        </text:changed-region>
        <text:changed-region xml:id="ct94585788640256" text:id="ct94585788640256">
          <text:deletion>
            <office:change-info>
              <dc:creator>Unknown Author</dc:creator>
              <dc:date>2025-10-28T17:43:39</dc:date>
            </office:change-info>
            <text:p text:style-name="Preformatted_20_Text"><text:s/></text:p>
          </text:deletion>
        </text:changed-region>
        <text:changed-region xml:id="ct94585776201728" text:id="ct94585776201728">
          <text:insertion>
            <office:change-info>
              <dc:creator>Unknown Author</dc:creator>
              <dc:date>2025-10-28T17:43:55</dc:date>
            </office:change-info>
          </text:insertion>
        </text:changed-region>
        <text:changed-region xml:id="ct94585786976912" text:id="ct94585786976912">
          <text:insertion>
            <office:change-info>
              <dc:creator>Unknown Author</dc:creator>
              <dc:date>2025-10-28T17:43:42</dc:date>
            </office:change-info>
          </text:insertion>
        </text:changed-region>
        <text:changed-region xml:id="ct94585793195808" text:id="ct94585793195808">
          <text:deletion>
            <office:change-info>
              <dc:creator>Unknown Author</dc:creator>
              <dc:date>2025-10-28T17:44:24</dc:date>
            </office:change-info>
            <text:p text:style-name="Preformatted_20_Text"><text:s text:c="2"/></text:p>
          </text:deletion>
        </text:changed-region>
        <text:changed-region xml:id="ct94585773891072" text:id="ct94585773891072">
          <text:deletion>
            <office:change-info>
              <dc:creator>Unknown Author</dc:creator>
              <dc:date>2025-10-28T17:45:05</dc:date>
            </office:change-info>
            <text:p text:style-name="Preformatted_20_Text">Currently, only cadence 1 is implemented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duler Manual</text:p>
      <text:p text:style-name="Preformatted_20_Text">D. Rabinowitz 2025 Oct 27</text:p>
      <text:p text:style-name="Preformatted_20_Text"/>
      <text:p text:style-name="Preformatted_20_Text"><text:change text:change-id="ct94585772868320"/><text:change-start text:change-id="ct94585773274592"/><text:span text:style-name="T83">1. </text:span><text:change-end text:change-id="ct94585773274592"/><text:change-start text:change-id="ct94585759415296"/><text:span text:style-name="T2">Overview</text:span><text:change-end text:change-id="ct94585759415296"/></text:p>
      <text:p text:style-name="Preformatted_20_Text"/>
      <text:p text:style-name="P2"><text:change text:change-id="ct94585755320384"/>The LS4 scheduler <text:change text:change-id="ct94585781793024"/><text:change text:change-id="ct94585784945920"/>reads in a plan of observation<text:change-start text:change-id="ct94585780678688"/><text:span text:style-name="T83">s (aka </text:span><text:span text:style-name="T74">“fields”)</text:span><text:change-end text:change-id="ct94585780678688"/> from a text file, and sends commands to the control programs for the telescope (questctl) and the LS4 camera (ls4_ccp<text:change text:change-id="ct94585780947184"/>) to implement the observations.<text:change-start text:change-id="ct94585764931376"/> <text:span text:style-name="T52">The scheduler determines which fields will be observed and the</text:span><text:span text:style-name="T83">ir</text:span><text:span text:style-name="T52"> order depending on code</text:span><text:span text:style-name="T53">s</text:span><text:span text:style-name="T52"> in the observing plan and observational constraints specific to the type of observation.</text:span></text:p>
      <text:p text:style-name="P2"/>
      <text:p text:style-name="P2"><text:span text:style-name="T101">On the highest level, the code flows as follows:</text:span></text:p>
      <text:p text:style-name="P2"/>
      <text:p text:style-name="P2"><text:span text:style-name="T101"><text:s text:c="4"/>Read in and initialize observation plan.</text:span></text:p>
      <text:p text:style-name="P2"/>
      <text:p text:style-name="P2"><text:s text:c="4"/><text:span text:style-name="T102">W</text:span><text:span text:style-name="T101">ait until sun goes down, dome opens, and telescope is ready to command.</text:span></text:p>
      <text:p text:style-name="P2"/>
      <text:p text:style-name="P2"><text:s text:c="4"/><text:span text:style-name="T101">While not yet morning twilight:</text:span></text:p>
      <text:p text:style-name="P2"/>
      <text:p text:style-name="P2"><text:s text:c="8"/><text:span text:style-name="T101">if telescope ready:</text:span></text:p>
      <text:p text:style-name="P2"/>
      <text:p text:style-name="P5"><text:s text:c="10"/><text:span text:style-name="T101">if stop requested:</text:span></text:p>
      <text:p text:style-name="P5"><text:span text:style-name="T101"><text:s text:c="13"/>sto</text:span><text:span text:style-name="T102">p telescope tracking</text:span></text:p>
      <text:p text:style-name="P5"/>
      <text:p text:style-name="P5"><text:span text:style-name="T101"><text:s text:c="10"/></text:span><text:span text:style-name="T102">else if bad weather</text:span><text:span text:style-name="T101">:</text:span></text:p>
      <text:p text:style-name="P2"><text:s text:c="13"/><text:span text:style-name="T102">stow the telescope and close dome</text:span></text:p>
      <text:p text:style-name="P2"/>
      <text:p text:style-name="P2"><text:s text:c="10"/><text:span text:style-name="T101">else if dome is closed </text:span><text:span text:style-name="T103">or scheduler is paused</text:span><text:span text:style-name="T101">:</text:span></text:p>
      <text:p text:style-name="P2"><text:s text:c="13"/><text:span text:style-name="T101">wait 10 sec</text:span></text:p>
      <text:p text:style-name="P2"/>
      <text:p text:style-name="P2"><text:s text:c="10"/><text:span text:style-name="T101">else:</text:span><text:span text:style-name="T104"> </text:span></text:p>
      <text:p text:style-name="P2"><text:s text:c="12"/><text:span text:style-name="T101">select next field to observer.</text:span></text:p>
      <text:p text:style-name="P2"><text:s text:c="12"/><text:span text:style-name="T81">P</text:span><text:span text:style-name="T101">oint telescope </text:span><text:span text:style-name="T102">and </text:span><text:span text:style-name="T101">take exposure.</text:span></text:p>
      <text:p text:style-name="P2"/>
      <text:p text:style-name="P2"><text:s text:c="8"/><text:span text:style-name="T82">e</text:span><text:span text:style-name="T103">lse:</text:span></text:p>
      <text:p text:style-name="P5"><text:s text:c="10"/><text:span text:style-name="T101">wait 10 sec</text:span></text:p>
      <text:p text:style-name="P5"/>
      <text:p text:style-name="P6"><text:s text:c="4"/><text:span text:style-name="T103">Stow telescope, close dome and exit</text:span></text:p>
      <text:p text:style-name="P5"/>
      <text:p text:style-name="P2"/>
      <text:p text:style-name="P22"><text:span text:style-name="T33">2.</text:span><text:span text:style-name="T14"> </text:span><text:span text:style-name="T3">Observation Plan</text:span><text:span text:style-name="T2"> </text:span></text:p>
      <text:p text:style-name="P4"/>
      <text:p text:style-name="P26">Each line of an observation plan <text:s/>("obsplan") <text:span text:style-name="T22">specifie</text:span><text:span text:style-name="T83">s</text:span><text:span text:style-name="T22"> the</text:span> following:</text:p>
      <text:p text:style-name="P77"><text:span text:style-name="T4">ra</text:span><text:span text:style-name="T46">, </text:span><text:span text:style-name="T4">dec</text:span><text:span text:style-name="T46"> : </text:span>telescope pointing (hours, deg)</text:p>
      <text:p text:style-name="P71"><text:span text:style-name="T4">expt</text:span><text:span text:style-name="T46"> : </text:span>exposure time <text:span text:style-name="T90">(</text:span>sec <text:span text:style-name="T90">)</text:span></text:p>
      <text:p text:style-name="P71"><text:span text:style-name="T2">shutter code</text:span> : ( <text:span text:style-name="T52">explained below</text:span>)</text:p>
      <text:p text:style-name="P72"><text:span text:style-name="T2">n_required : </text:span>required number of exposures</text:p>
      <text:p text:style-name="P72"><text:span text:style-name="T2">interv</text:span><text:span text:style-name="T3">a</text:span><text:span text:style-name="T2">l : </text:span>requested exposure interval <text:span text:style-name="T46">(</text:span>sec<text:span text:style-name="T46">)</text:span> </text:p>
      <text:p text:style-name="P71"><text:span text:style-name="T2">survey code</text:span> (<text:span text:style-name="T52">explained below</text:span>).</text:p>
      <text:p text:style-name="P71"><text:span text:style-name="T2">comment</text:span> (<text:span text:style-name="T46">extra info </text:span><text:span text:style-name="T90">for reference purposes</text:span>)</text:p>
      <text:p text:style-name="P71"/>
      <text:p text:style-name="P27"><text:span text:style-name="T14">S</text:span><text:span text:style-name="T2">urvey Codes </text:span><text:span text:style-name="T52">(integer from 0 to 4)</text:span>: </text:p>
      <text:p text:style-name="P44"><text:span text:style-name="T28">0: no survey </text:span><text:span text:style-name="T38">(generic observation)</text:span></text:p>
      <text:p text:style-name="P37"><text:span text:style-name="T28">1: Trans-</text:span><text:span text:style-name="T29">N</text:span><text:span text:style-name="T28">eptunian Object survey</text:span></text:p>
      <text:p text:style-name="P39"><text:soft-page-break/><text:span text:style-name="T28">2: </text:span><text:span text:style-name="T24">Supernova survey</text:span></text:p>
      <text:p text:style-name="P39"><text:span text:style-name="T24">3: Must-do high-priority code</text:span></text:p>
      <text:p text:style-name="P39"><text:span text:style-name="T24">4: Ligo </text:span><text:span text:style-name="T33">event </text:span><text:span text:style-name="T24">followup</text:span></text:p>
      <text:p text:style-name="P39"><text:span text:style-name="T24"/></text:p>
      <text:p text:style-name="P28"><text:span text:style-name="T11">Shutter</text:span><text:span text:style-name="T2"> Codes</text:span> <text:span text:style-name="T52">(upper or lower case)</text:span>: </text:p>
      <text:p text:style-name="P45"><text:span text:style-name="T30">N</text:span><text:span text:style-name="T28">: </text:span><text:span text:style-name="T30">dark field </text:span><text:span text:style-name="T33">(see note below)</text:span></text:p>
      <text:p text:style-name="P38"><text:span text:style-name="T30">Y</text:span><text:span text:style-name="T28">: </text:span><text:span text:style-name="T30">sky field</text:span></text:p>
      <text:p text:style-name="P40"><text:span text:style-name="T30">F</text:span><text:span text:style-name="T28">: </text:span><text:span text:style-name="T30">focus field</text:span></text:p>
      <text:p text:style-name="P40"><text:span text:style-name="T30">P</text:span><text:span text:style-name="T24">: </text:span><text:span text:style-name="T30">pointing-calibration field</text:span></text:p>
      <text:p text:style-name="P40"><text:span text:style-name="T30">E</text:span><text:span text:style-name="T24">: </text:span><text:span text:style-name="T30">evening twilight fla</text:span><text:span text:style-name="T38">t</text:span></text:p>
      <text:p text:style-name="P41"><text:span text:style-name="T24">M: morning twilight flat</text:span></text:p>
      <text:p text:style-name="P41"><text:span text:style-name="T24">L: dome flat</text:span></text:p>
      <text:p text:style-name="P84"><text:span text:style-name="T33">Note</text:span><text:span text:style-name="T14">: </text:span><text:span text:style-name="T33">darks</text:span><text:span text:style-name="T31"> <text:s/>with dec = -1, 0, 1 deg will be observed in evening twilight, dark time, and morning twilight, respectively. Otherwise, </text:span><text:span text:style-name="T33">there is </text:span><text:span text:style-name="T31">no time restriction.</text:span></text:p>
      <text:p text:style-name="P85"><text:span text:style-name="T24"/></text:p>
      <text:p text:style-name="P16"><text:span text:style-name="T33">3.</text:span><text:span text:style-name="T12"> Observation</text:span><text:span text:style-name="T3"> Selection</text:span></text:p>
      <text:p text:style-name="P16"><text:span text:style-name="T9"/></text:p>
      <text:p text:style-name="P16"><text:span text:style-name="T25">Before each observation, the scheduler updates the status of every </text:span><text:span text:style-name="T26">planned observation</text:span><text:span text:style-name="T25">. The relative status of the </text:span><text:span text:style-name="T32">observations</text:span><text:span text:style-name="T25"> and their </text:span><text:span text:style-name="T32">selection</text:span><text:span text:style-name="T25"> constrain</text:span><text:span text:style-name="T26">t</text:span><text:span text:style-name="T25">s determine </text:span><text:span text:style-name="T26">the next observation to make</text:span><text:span text:style-name="T25">.</text:span></text:p>
      <text:p text:style-name="P16"><text:span text:style-name="T25"/></text:p>
      <text:p text:style-name="P2"><text:span text:style-name="T12">Selection</text:span><text:span text:style-name="T2"> </text:span><text:span text:style-name="T12">Constraints</text:span></text:p>
      <text:p text:style-name="P33"/>
      <text:p text:style-name="P42">- <text:span text:style-name="T4">pointing limits</text:span><text:span text:style-name="T46"> (e.g. limiting</text:span> airmass,<text:span text:style-name="T23"> </text:span>hour angl<text:span text:style-name="T22">e, </text:span><text:span text:style-name="T46">galactic latitude, moon separation)</text:span></text:p>
      <text:p text:style-name="P42">- <text:span text:style-name="T4">exposure requirements</text:span><text:span text:style-name="T46"> (expt</text:span>, <text:span text:style-name="T46">n_re</text:span><text:span text:style-name="T49">q</text:span><text:span text:style-name="T46">uired</text:span>, <text:span text:style-name="T46">interval)</text:span></text:p>
      <text:p text:style-name="P36">- <text:span text:style-name="T12">observable</text:span><text:span text:style-name="T53"> </text:span><text:span text:style-name="T4">sky</text:span><text:span text:style-name="T46"> (visible area of night sky)</text:span>.</text:p>
      <text:p text:style-name="P36">- <text:span text:style-name="T2">interruptions</text:span> <text:span text:style-name="T46">(dome closed for weather or maintenance</text:span>).</text:p>
      <text:p text:style-name="P36">- <text:span text:style-name="T4">observation</text:span><text:span text:style-name="T2"> cadence</text:span> (<text:span text:style-name="T46">minimum </text:span>time between observations). </text:p>
      <text:p text:style-name="P36">- <text:span text:style-name="T8">survey code</text:span><text:span text:style-name="T49"> (survey-specific constraints)</text:span></text:p>
      <text:p text:style-name="P29"/>
      <text:p text:style-name="P21"><text:span text:style-name="T3">Field </text:span><text:span text:style-name="T14">Descriptor</text:span></text:p>
      <text:p text:style-name="P11"/>
      <text:p text:style-name="P14"><text:span text:style-name="T90">Internally, the scheduler maintaints a</text:span> field descriptor <text:span text:style-name="T90">for every planned observations. This records the current</text:span> <text:span text:style-name="T53">status and observing parameters</text:span> (see "Field" structure in "scheduler.h"):</text:p>
      <text:p text:style-name="P14"/>
      <text:p text:style-name="P76">- <text:span text:style-name="T2">survey code </text:span><text:span text:style-name="T33">(from obsplan)</text:span></text:p>
      <text:p text:style-name="P73"><text:span text:style-name="T2">- </text:span><text:span text:style-name="T12">shutter code </text:span><text:span text:style-name="T33">(from obsplan)</text:span></text:p>
      <text:p text:style-name="P73"><text:span text:style-name="T12">- </text:span><text:span text:style-name="T13">status code </text:span><text:span text:style-name="T34">( </text:span><text:span text:style-name="T39">see descriptions below</text:span><text:span text:style-name="T64"> )</text:span></text:p>
      <text:p text:style-name="P73">- <text:span text:style-name="T2">pointing info</text:span> <text:span text:style-name="T47">(</text:span><text:span text:style-name="T5">ra, dec, galactic lat, long, lunar separation</text:span><text:span text:style-name="T47">)</text:span></text:p>
      <text:p text:style-name="P82">- <text:span text:style-name="T15">exposure</text:span><text:span text:style-name="T5"> info</text:span><text:span text:style-name="T2"> </text:span>( <text:span text:style-name="T2">expt, n_required, interva</text:span><text:span text:style-name="T15">l</text:span>)</text:p>
      <text:p text:style-name="P82">- <text:span text:style-name="T5">rise/set </text:span><text:span text:style-name="T15">times</text:span><text:span text:style-name="T47"> (</text:span>UT <text:span text:style-name="T47">hours</text:span> and Julian Da<text:span text:style-name="T47">ys </text:span><text:span text:style-name="T2">ut_rise, ut_set, jd_rise, jd_set</text:span>)</text:p>
      <text:p text:style-name="P82">- <text:span text:style-name="T6">expected time of next exposure</text:span><text:span text:style-name="T48"> (Julian Date </text:span><text:span text:style-name="T2">jd_next</text:span>).</text:p>
      <text:p text:style-name="P82"><text:soft-page-break/>- <text:span text:style-name="T2">number of </text:span><text:span text:style-name="T6">completed </text:span><text:span text:style-name="T2">exposures</text:span> (<text:span text:style-name="T2">n_done</text:span>)</text:p>
      <text:p text:style-name="P83">- <text:span text:style-name="T6">up</text:span><text:span text:style-name="T48"> </text:span><text:span text:style-name="T6">time</text:span><text:span text:style-name="T48"> before field sets or sun rises (</text:span><text:span text:style-name="T6">time_up</text:span>)</text:p>
      <text:p text:style-name="P82">- <text:span text:style-name="T6">completion</text:span><text:span text:style-name="T48"> </text:span><text:span text:style-name="T2">time </text:span><text:span text:style-name="T27">for</text:span> <text:span text:style-name="T48">remaining</text:span> observations (<text:span text:style-name="T2">time_required</text:span>)</text:p>
      <text:p text:style-name="P82">- <text:span text:style-name="T2">time </text:span><text:span text:style-name="T6">left</text:span><text:span text:style-name="T48"> before </text:span>time_required <text:span text:style-name="T48">exceeds</text:span> time_up (<text:span text:style-name="T2">time_left</text:span>)</text:p>
      <text:p text:style-name="P74">- <text:span text:style-name="T16">completed</text:span><text:span text:style-name="T91"> </text:span><text:span text:style-name="T7">exposure info</text:span> (<text:span text:style-name="T2">filename, ut, jd, lst, ha, am, </text:span><text:span text:style-name="T16">actual_</text:span><text:span text:style-name="T2">expt</text:span>)</text:p>
      <text:p text:style-name="P74">- <text:span text:style-name="T10">doable</text:span><text:span text:style-name="T50"> </text:span><text:span text:style-name="T10">flag</text:span><text:span text:style-name="T50"> </text:span><text:span text:style-name="T91">(1/0 </text:span><text:span text:style-name="T50">if </text:span><text:span text:style-name="T91">the </text:span><text:span text:style-name="T50">field </text:span><text:span text:style-name="T91">will/won</text:span><text:span text:style-name="T75">’t be </text:span><text:span text:style-name="T84">observable</text:span><text:span text:style-name="T91"> in the remaining time)</text:span><text:span text:style-name="T50"> </text:span></text:p>
      <text:p text:style-name="P81"><text:span text:style-name="T73"/></text:p>
      <text:p text:style-name="P46"><text:span text:style-name="T55">status codes:</text:span><text:span text:style-name="T73"> </text:span></text:p>
      <text:p text:style-name="P101"><text:span text:style-name="T55">too_late <text:s/></text:span><text:span text:style-name="T73">: </text:span><text:span text:style-name="T80">observable, but not enough time for</text:span><text:span text:style-name="T73"> remaining required exposures</text:span></text:p>
      <text:p text:style-name="P103"><text:span text:style-name="T55">not_doable:</text:span><text:span text:style-name="T73"> </text:span><text:span text:style-name="T77">observations are not longer possible of this field</text:span></text:p>
      <text:p text:style-name="P102"><text:span text:style-name="T55">ready</text:span><text:span text:style-name="T73"> <text:s text:c="4"/>: the field can be observed now</text:span></text:p>
      <text:p text:style-name="P102"><text:span text:style-name="T55">do_now</text:span><text:span text:style-name="T73"> <text:s text:c="3"/>: the field can be observed and is of highest priority</text:span></text:p>
      <text:p text:style-name="P12"><text:span text:style-name="T9"/></text:p>
      <text:p text:style-name="P25"><text:change-end text:change-id="ct94585764931376"/><text:change text:change-id="ct94585758649056"/><text:change text:change-id="ct94585763693072"/><text:change text:change-id="ct94585771750144"/><text:change text:change-id="ct94585763017632"/><text:change text:change-id="ct94585759273696"/><text:change text:change-id="ct94585771758064"/><text:change text:change-id="ct94585730923120"/><text:change text:change-id="ct94585776785424"/><text:change text:change-id="ct94585779574272"/><text:change text:change-id="ct94585760248832"/><text:change text:change-id="ct94585749886720"/><text:change text:change-id="ct94585760409360"/><text:change text:change-id="ct94585773956608"/><text:change text:change-id="ct94585775417600"/><text:change text:change-id="ct94585775928592"/><text:change text:change-id="ct94585743785536"/><text:change text:change-id="ct94585773640160"/><text:change text:change-id="ct94585746693120"/><text:change text:change-id="ct94585773684224"/><text:change text:change-id="ct94585771783344"/><text:change text:change-id="ct94585777278736"/><text:change text:change-id="ct94585777378576"/><text:change text:change-id="ct94585756709088"/><text:change text:change-id="ct94585766061072"/><text:change text:change-id="ct94585670460416"/><text:change text:change-id="ct94585759344640"/><text:change text:change-id="ct94585765626080"/><text:change text:change-id="ct94585797309104"/><text:change text:change-id="ct94585777530416"/><text:change text:change-id="ct94585763075776"/><text:change text:change-id="ct94585771646512"/><text:change text:change-id="ct94585773378928"/><text:change text:change-id="ct94585683777984"/><text:change text:change-id="ct94585759499632"/><text:change text:change-id="ct94585760413744"/><text:change text:change-id="ct94585674219360"/><text:change text:change-id="ct94585773271744"/><text:change text:change-id="ct94585766059312"/><text:change text:change-id="ct94585672280048"/><text:change text:change-id="ct94585764619472"/><text:change text:change-id="ct94585779433984"/><text:change text:change-id="ct94585761509696"/><text:change text:change-id="ct94585777633168"/><text:change text:change-id="ct94585764576384"/><text:change text:change-id="ct94585755627616"/><text:change text:change-id="ct94585743784960"/><text:change text:change-id="ct94585755748768"/><text:change text:change-id="ct94585761484576"/><text:change text:change-id="ct94585765623248"/><text:change text:change-id="ct94585682465376"/><text:change text:change-id="ct94585774087952"/><text:change text:change-id="ct94585771655280"/><text:change text:change-id="ct94585774030848"/><text:change text:change-id="ct94585765587024"/><text:change text:change-id="ct94585771714368"/><text:change text:change-id="ct94585772131696"/><text:change text:change-id="ct94585758375696"/><text:change-start text:change-id="ct94585758461248"/><text:span text:style-name="T12">Selection Algorithm</text:span></text:p>
      <text:p text:style-name="P18"><text:span text:style-name="T12"/></text:p>
      <text:p text:style-name="P15"><text:span text:style-name="T2">init_fields</text:span><text:span text:style-name="T24"> </text:span><text:span text:style-name="T35">(start of </text:span><text:span text:style-name="T34">night</text:span><text:span text:style-name="T35">)</text:span><text:span text:style-name="T2">:</text:span></text:p>
      <text:p text:style-name="P79"><text:span text:style-name="T2"/></text:p>
      <text:p text:style-name="P78"><text:span text:style-name="T54">Initialize</text:span> field descriptors for every observation.</text:p>
      <text:p text:style-name="P80">Set n_observable <text:span text:style-name="T51">to number of doable fields.</text:span></text:p>
      <text:p text:style-name="P47"><text:span text:style-name="T51"><text:s/></text:span></text:p>
      <text:p text:style-name="P23"><text:span text:style-name="T2">get_next_field </text:span><text:span text:style-name="T24">(each time a new observation is made):</text:span></text:p>
      <text:p text:style-name="P24"><text:span text:style-name="T2"/></text:p>
      <text:p text:style-name="P69">Loop through the field descriptors of every planned observation in two passes. </text:p>
      <text:p text:style-name="P53"/>
      <text:p text:style-name="P52"><text:span text:style-name="T2">Pass 1:</text:span></text:p>
      <text:p text:style-name="P52"><text:span text:style-name="T2"/></text:p>
      <text:p text:style-name="P55"><text:span text:style-name="T96">update_field_status:</text:span></text:p>
      <text:p text:style-name="P19"><text:span text:style-name="T24"><text:s/></text:span></text:p>
      <text:p text:style-name="P54"><text:s text:c="4"/>Set doable_flag=0 and status_code <text:span text:style-name="T97">t</text:span>o <text:span text:style-name="T73">“</text:span>not_doable<text:span text:style-name="T73">” for all fields satisfying any of the following:</text:span></text:p>
      <text:p text:style-name="P54"><text:span text:style-name="T73"/></text:p>
      <text:p text:style-name="P54"><text:span text:style-name="T73"><text:s text:c="4"/>-now completed (n_done = n_required)</text:span></text:p>
      <text:p text:style-name="P54"><text:span text:style-name="T73"><text:s text:c="4"/>-outside observing limits</text:span></text:p>
      <text:p text:style-name="P54"><text:span text:style-name="T73"><text:s text:c="4"/>-not ready to be re-exposed</text:span></text:p>
      <text:p text:style-name="P54"><text:span text:style-name="T73"><text:s text:c="4"/></text:span></text:p>
      <text:p text:style-name="P67"><text:span text:style-name="T24">Update </text:span><text:span text:style-name="T41">values</text:span><text:span text:style-name="T24"> in following tables:</text:span></text:p>
      <text:p text:style-name="P65"><text:span text:style-name="T24"/></text:p>
      <text:p text:style-name="P95"><text:span text:style-name="T97">Indices of e</text:span>arliest <text:span text:style-name="T92">doable </text:span>fields meeting <text:span text:style-name="T97">specific</text:span> criteria:</text:p>
      <text:p text:style-name="P88"><text:span text:style-name="T24"/></text:p>
      <text:p text:style-name="P97"><text:span text:style-name="T24">Field Index <text:s text:c="9"/></text:span><text:span text:style-name="T41">Field </text:span><text:span text:style-name="T24">Criterion <text:s text:c="19"/></text:span></text:p>
      <text:p text:style-name="P98"><text:span text:style-name="T2">i_min_do_now</text:span><text:span text:style-name="T24"> <text:s text:c="8"/>sky fields with do-now status</text:span></text:p>
      <text:p text:style-name="P98"><text:span text:style-name="T2">i_min_dark</text:span><text:span text:style-name="T24"> <text:s text:c="10"/>dark fields with do-now status</text:span></text:p>
      <text:p text:style-name="P98"><text:span text:style-name="T2">i_min_flat</text:span><text:span text:style-name="T24"> <text:s text:c="10"/>dome or sky flat</text:span></text:p>
      <text:p text:style-name="P91"><text:span text:style-name="T24"/></text:p>
      <text:p text:style-name="P96"><text:span text:style-name="T97">T</text:span>allies of <text:span text:style-name="T93">doable </text:span>fields meeting <text:span text:style-name="T97">specific</text:span> criteria:</text:p>
      <text:p text:style-name="P91"><text:span text:style-name="T24"/></text:p>
      <text:p text:style-name="P89"><text:span text:style-name="T86">Tally </text:span><text:span text:style-name="T88">Name</text:span><text:span text:style-name="T86"> <text:s text:c="3"/></text:span><text:span text:style-name="T85"><text:s text:c="7"/></text:span><text:span text:style-name="T89">Field </text:span><text:span text:style-name="T85">Criterion <text:s text:c="19"/></text:span></text:p>
      <text:p text:style-name="P99"><text:span text:style-name="T2">n_</text:span><text:span text:style-name="T17">ready</text:span><text:span text:style-name="T2">_</text:span><text:span text:style-name="T18">must_do</text:span><text:span text:style-name="T24"> <text:s text:c="5"/></text:span><text:span text:style-name="T36">ready status, must-do code </text:span></text:p>
      <text:p text:style-name="P87"><text:span text:style-name="T2">n_late_must_do</text:span><text:span text:style-name="T24"> <text:s text:c="6"/>too-late status, </text:span><text:span text:style-name="T37">must-do code</text:span></text:p>
      <text:p text:style-name="P92"><text:span text:style-name="T17">n_ready</text:span><text:span text:style-name="T36"> <text:s text:c="13"/>ready status, not must-do code</text:span></text:p>
      <text:p text:style-name="P93"><text:span text:style-name="T17">n_do_now</text:span><text:span text:style-name="T24"> <text:s text:c="12"/>do-now status, </text:span><text:span text:style-name="T37">all survey codes</text:span></text:p>
      <text:p text:style-name="P86"><text:span text:style-name="T2">n_late</text:span><text:span text:style-name="T24"> <text:s text:c="14"/>too-late status</text:span></text:p>
      <text:p text:style-name="P104"><text:span text:style-name="T37"/></text:p>
      <text:p text:style-name="P86"><text:soft-page-break/><text:span text:style-name="T41">M</text:span><text:span text:style-name="T24">inimum values </text:span><text:span text:style-name="T41">for parameters of</text:span><text:span text:style-name="T24"> fields meeting specific criteria</text:span></text:p>
      <text:p text:style-name="P86"><text:span text:style-name="T24"/></text:p>
      <text:p text:style-name="P90"><text:span text:style-name="T87">Minimum </text:span><text:span text:style-name="T88">Name </text:span><text:span text:style-name="T86"><text:s text:c="5"/></text:span><text:span text:style-name="T85"><text:s text:c="3"/></text:span><text:span text:style-name="T89">Field Parameter</text:span><text:span text:style-name="T85"> <text:s text:c="2"/></text:span><text:span text:style-name="T89">ield </text:span><text:span text:style-name="T87">Criterion</text:span><text:span text:style-name="T85"> <text:s text:c="11"/></text:span></text:p>
      <text:p text:style-name="P100"><text:span text:style-name="T2">n_left_min_</text:span><text:span text:style-name="T18">must_do</text:span><text:span text:style-name="T24"> <text:s/></text:span><text:span text:style-name="T36"><text:s/>n_remaining <text:s text:c="6"/>ready status, must-do </text:span><text:span text:style-name="T41">code</text:span></text:p>
      <text:p text:style-name="P93"><text:span text:style-name="T17">n_left_min</text:span><text:span text:style-name="T36"> <text:s text:c="10"/>n</text:span><text:span text:style-name="T41">_r</text:span><text:span text:style-name="T36">emaining <text:s text:c="6"/>ready status, not must-</text:span><text:span text:style-name="T41">do code</text:span></text:p>
      <text:p text:style-name="P94"><text:span text:style-name="T36"/></text:p>
      <text:p text:style-name="P93"><text:span text:style-name="T24"/></text:p>
      <text:p text:style-name="P51"><text:span text:style-name="T2">Pass 2</text:span><text:span text:style-name="T24">:</text:span></text:p>
      <text:p text:style-name="P51"><text:span text:style-name="T24"/></text:p>
      <text:p text:style-name="P66"><text:span text:style-name="T24">Consider each of following criteria (in order) until one is found with matching doable fields. </text:span><text:span text:style-name="T43">For criteria </text:span><text:span text:style-name="T44">3, 4, and</text:span><text:span text:style-name="T43"> 5, select</text:span><text:span text:style-name="T24"> the </text:span><text:span text:style-name="T42">earliest matching field from the obsplan. </text:span><text:span text:style-name="T43">For criteria </text:span><text:span text:style-name="T44">1, 2 and </text:span><text:span text:style-name="T43">7, choose the field with the </text:span><text:span text:style-name="T45">least</text:span><text:span text:style-name="T43"> time_left. </text:span><text:span text:style-name="T45">For criteria 8, choose the field with the most time left assuming (and exceeding 0).</text:span></text:p>
      <text:p text:style-name="P51"><text:span text:style-name="T24"/></text:p>
      <text:p text:style-name="P59"><text:span text:style-name="T24">criterion 1: </text:span><text:span text:style-name="T19">status = </text:span><text:span text:style-name="T56">“ready” and survey_code = “must-do”</text:span></text:p>
      <text:p text:style-name="P56"><text:span text:style-name="T40"/></text:p>
      <text:p text:style-name="P59"><text:span text:style-name="T63">C</text:span><text:span text:style-name="T24">riterion 2: </text:span><text:span text:style-name="T19">status = </text:span><text:span text:style-name="T56">“</text:span><text:span text:style-name="T55">too_late</text:span><text:span text:style-name="T56">” and survey_code = “must-do”</text:span><text:span text:style-name="T98">1</text:span></text:p>
      <text:p text:style-name="P57"><text:span text:style-name="T67"/></text:p>
      <text:p text:style-name="P48"><text:span text:style-name="T94">Criterion 3: </text:span><text:span text:style-name="T20">status=</text:span><text:span text:style-name="T57">”do_now” and </text:span><text:span text:style-name="T58">shutter_code </text:span><text:span text:style-name="T59">=</text:span><text:span text:style-name="T58"> </text:span><text:span text:style-name="T57">dome, evening, or morning flat</text:span></text:p>
      <text:p text:style-name="P48"><text:span text:style-name="T76"/></text:p>
      <text:p text:style-name="P48"><text:span text:style-name="T94">Criterion 4: </text:span><text:span text:style-name="T20">status=</text:span><text:span text:style-name="T57">”do_now” and </text:span><text:span text:style-name="T58">shutter</text:span><text:span text:style-name="T57">_code </text:span><text:span text:style-name="T59">=</text:span><text:span text:style-name="T57"> dark</text:span></text:p>
      <text:p text:style-name="P50"><text:change-end text:change-id="ct94585758461248"/></text:p>
      <text:p text:style-name="P49"><text:change-start text:change-id="ct94585778350592"/><text:span text:style-name="T94">Criterion </text:span><text:span text:style-name="T95">5</text:span><text:span text:style-name="T94">: </text:span><text:span text:style-name="T20">status=</text:span><text:span text:style-name="T57">”do_now” <text:s/></text:span><text:span text:style-name="T58">and not (dark or flat)</text:span></text:p>
      <text:p text:style-name="P49"><text:span text:style-name="T76"/></text:p>
      <text:p text:style-name="P63"><text:span text:style-name="T76">C</text:span><text:span text:style-name="T73">riterion 6: </text:span><text:span text:style-name="T55">doable</text:span><text:span text:style-name="T73"> and paired with previously observed field</text:span><text:span text:style-name="T100">1,2</text:span><text:span text:style-name="T73"> </text:span></text:p>
      <text:p text:style-name="P60"><text:span text:style-name="T24"/></text:p>
      <text:p text:style-name="P60"><text:span text:style-name="T24">criterion </text:span><text:span text:style-name="T43">7</text:span><text:span text:style-name="T24">: </text:span><text:span text:style-name="T19">status = </text:span><text:span text:style-name="T56">“ready” and survey_code </text:span><text:span text:style-name="T60">not</text:span><text:span text:style-name="T56"> “must-do”</text:span></text:p>
      <text:p text:style-name="P60"><text:span text:style-name="T56"/></text:p>
      <text:p text:style-name="P62"><text:span text:style-name="T67">criterion </text:span><text:span text:style-name="T70">8</text:span><text:span text:style-name="T67">: </text:span><text:span text:style-name="T56">status = “</text:span><text:span text:style-name="T61">too_late</text:span><text:span text:style-name="T56">” and survey_code </text:span><text:span text:style-name="T62">not </text:span><text:span text:style-name="T56">“must-do”</text:span><text:span text:style-name="T99">1</text:span></text:p>
      <text:p text:style-name="P61"><text:span text:style-name="T56"/></text:p>
      <text:p text:style-name="P70"><text:span text:style-name="T78">Notes: </text:span></text:p>
      <text:p text:style-name="P68"><text:span text:style-name="T78"><text:s text:c="2"/>1.</text:span><text:span text:style-name="T65"> </text:span><text:span text:style-name="T72">the considered</text:span><text:span text:style-name="T71"> field</text:span><text:span text:style-name="T72">s</text:span><text:span text:style-name="T71"> will have </text:span><text:span text:style-name="T72">their</text:span><text:span text:style-name="T69"> exposure</text:span><text:span text:style-name="T66"> </text:span><text:span text:style-name="T68">interval </text:span><text:span text:style-name="T69">shortened so</text:span><text:span text:style-name="T66"> </text:span><text:span text:style-name="T69">that </text:span><text:span text:style-name="T68">completion_time = time_up </text:span><text:span text:style-name="T71">(all remaining exposures become observable)</text:span></text:p>
      <text:p text:style-name="P58"><text:span text:style-name="T67"/></text:p>
      <text:p text:style-name="P64"><text:span text:style-name="T78"><text:s text:c="2"/>2.paired fields are consec</text:span><text:span text:style-name="T79">ut</text:span><text:span text:style-name="T78">ive fields </text:span><text:span text:style-name="T79">in</text:span><text:span text:style-name="T78"> the obsplan that are both sky exposures (shutter code “Y” ) and for which the separation in the sky parallel to the equator is less than a fixed interval (RA_STEP0 = <text:s/>0.05 deg). This is meant to fill the gaps between CCDs in the LSQ camera.</text:span></text:p>
      <text:p text:style-name="P49"><text:change-end text:change-id="ct94585778350592"/><text:change-start text:change-id="ct94585787672016"/><text:span text:style-name="T76"/></text:p>
      <text:p text:style-name="P49"><text:span text:style-name="T76"><text:s text:c="2"/></text:span><text:change-end text:change-id="ct94585787672016"/></text:p>
      <text:p text:style-name="P9"><text:change text:change-id="ct94585772726688"/><text:change text:change-id="ct94585683905616"/><text:change text:change-id="ct94585683543264"/><text:change text:change-id="ct94585772294448"/><text:change text:change-id="ct94585755101936"/><text:change text:change-id="ct94585687841376"/><text:change text:change-id="ct94585682743920"/><text:change text:change-id="ct94585773004144"/><text:change text:change-id="ct94585687667024"/><text:change text:change-id="ct94585682151120"/><text:change text:change-id="ct94585782496800"/><text:change text:change-id="ct94585785734032"/></text:p>
      <text:p text:style-name="P13"><text:change-start text:change-id="ct94585791470960"/><text:span text:style-name="T33">3.</text:span><text:span text:style-name="T12"> Observ</text:span><text:span text:style-name="T21">ing Cadence</text:span><text:change-end text:change-id="ct94585791470960"/><text:change text:change-id="ct94585683757648"/></text:p>
      <text:p text:style-name="Preformatted_20_Text"/>
      <text:p text:style-name="Preformatted_20_Text"><text:change text:change-id="ct94585783618112"/>The cadence of the observations depends on the staging of 4 key <text:change text:change-id="ct94585756104992"/>operations:</text:p>
      <text:p text:style-name="Preformatted_20_Text"/>
      <text:p text:style-name="P32">(1) exposure time (time shutter is open).<text:change-start text:change-id="ct94585786062960"/></text:p>
      <text:p text:style-name="P31"><text:change-end text:change-id="ct94585786062960"/></text:p>
      <text:p text:style-name="P31">(2) image readout time (~20 sec for dual-amp readout, ~40 sec for <text:change text:change-id="ct94585787321968"/><text:change text:change-id="ct94585762377520"/>single-amp readout).<text:change-start text:change-id="ct94585786368880"/></text:p>
      <text:p text:style-name="P31"><text:change-end text:change-id="ct94585786368880"/></text:p>
      <text:p text:style-name="P31">(3) transfer time of the image data from the controllers to the <text:change text:change-id="ct94585789694576"/><text:change text:change-id="ct94585790069232"/>host computer (~5 sec).<text:change-start text:change-id="ct94585772005728"/></text:p>
      <text:p text:style-name="P31"><text:change-end text:change-id="ct94585772005728"/></text:p>
      <text:p text:style-name="P31">(4) the time to slew and position the telescope and dome for the <text:change text:change-id="ct94585782615616"/><text:change text:change-id="ct94585787285360"/>next<text:change text:change-id="ct94585789745408"/><text:change-start text:change-id="ct94585787364496"/> <text:change-end text:change-id="ct94585787364496"/>observation (&gt; 20 sec).</text:p>
      <text:p text:style-name="Preformatted_20_Text"/>
      <text:p text:style-name="P8"><text:change text:change-id="ct94585774722480"/><text:change-start text:change-id="ct94585796578288"/></text:p>
      <text:p text:style-name="P3">Three cadences are possible, but only cadence 1 is currently implemented.</text:p>
      <text:p text:style-name="P7"><text:change-end text:change-id="ct94585796578288"/><text:change-start text:change-id="ct94585781316656"/><text:soft-page-break/><text:span text:style-name="T2">ca</text:span><text:change-end text:change-id="ct94585781316656"/><text:change text:change-id="ct94585781198384"/><text:change-start text:change-id="ct94585788701776"/><text:span text:style-name="T2">dence 1. linear staging</text:span><text:change-end text:change-id="ct94585788701776"/></text:p>
      <text:p text:style-name="P106"><text:change-start text:change-id="ct94585795656464"/></text:p>
      <text:p text:style-name="Preformatted_20_Text"><text:s text:c="2"/><text:change-end text:change-id="ct94585795656464"/>The simplest way to stage the operations is one at a time. </text:p>
      <text:p text:style-name="P106"/>
      <text:p text:style-name="P106"><text:change text:change-id="ct94585764003808"/><text:change-start text:change-id="ct94585789503616"/><text:s text:c="5"/><text:change-end text:change-id="ct94585789503616"/>expose -&gt; readout -&gt; transfer -&gt; slew -&gt; ....</text:p>
      <text:p text:style-name="P105"/>
      <text:p text:style-name="Preformatted_20_Text"><text:change text:change-id="ct94585794414592"/><text:change-start text:change-id="ct94585799319264"/><text:span text:style-name="T2">cadence 2. Parallel slew</text:span><text:change-end text:change-id="ct94585799319264"/></text:p>
      <text:p text:style-name="Preformatted_20_Text"/>
      <text:p text:style-name="Preformatted_20_Text"><text:change-start text:change-id="ct94585792414912"/><text:s text:c="2"/><text:change-end text:change-id="ct94585792414912"/><text:change-start text:change-id="ct94585780981072"/><text:s/><text:change-end text:change-id="ct94585780981072"/>A faster cadence is achieved by parallel staging the telescope slew <text:change text:change-id="ct94585749384976"/><text:change text:change-id="ct94585796643568"/>during the image readout and transfer:</text:p>
      <text:p text:style-name="Preformatted_20_Text"/>
      <text:p text:style-name="Preformatted_20_Text"><text:change-start text:change-id="ct94585780590656"/><text:s text:c="5"/><text:change-end text:change-id="ct94585780590656"/>expose -&gt; readout -&gt; transfer -&gt; exposure -&gt; readout -&gt; transfer -&gt; ...</text:p>
      <text:p text:style-name="Preformatted_20_Text"><text:s text:c="3"/><text:change-start text:change-id="ct94585784263456"/><text:s text:c="12"/><text:change-end text:change-id="ct94585784263456"/>slew <text:change-start text:change-id="ct94585786765696"/><text:s text:c="30"/><text:change-end text:change-id="ct94585786765696"/>slew</text:p>
      <text:p text:style-name="P1"><text:change-start text:change-id="ct94585789709760"/></text:p>
      <text:p text:style-name="P1"><text:change-end text:change-id="ct94585789709760"/><text:change text:change-id="ct94585784417280"/><text:change-start text:change-id="ct94585790694688"/>cadence 3. Parallel slew and transfer<text:change-end text:change-id="ct94585790694688"/></text:p>
      <text:p text:style-name="Preformatted_20_Text"/>
      <text:p text:style-name="Preformatted_20_Text"><text:s text:c="4"/>The <text:s/>optimal cadence is achieved by parallel staging slew and transfer</text:p>
      <text:p text:style-name="Preformatted_20_Text"><text:s text:c="2"/>with readout and expose. This is possible because the camera controllers</text:p>
      <text:p text:style-name="Preformatted_20_Text"><text:s text:c="2"/>have multiple buffers in memory allowing <text:s/>transfer of previously read</text:p>
      <text:p text:style-name="Preformatted_20_Text"><text:s text:c="2"/>image data while new data are being <text:s/>read out:</text:p>
      <text:p text:style-name="Preformatted_20_Text"/>
      <text:p text:style-name="Preformatted_20_Text"><text:change-start text:change-id="ct94585787951056"/><text:s text:c="5"/><text:change-end text:change-id="ct94585787951056"/>expose -&gt; readout -&gt; expose <text:s text:c="2"/>-&gt; readout -&gt; expose -&gt; readout -&gt; ...</text:p>
      <text:p text:style-name="Preformatted_20_Text"><text:s text:c="3"/><text:change-start text:change-id="ct94585789741136"/><text:s text:c="12"/><text:change-end text:change-id="ct94585789741136"/>slew <text:change-start text:change-id="ct94585792365568"/><text:s text:c="6"/><text:change-end text:change-id="ct94585792365568"/>transfer <text:s text:c="2"/><text:change text:change-id="ct94585788640256"/><text:change-start text:change-id="ct94585776201728"/><text:s/><text:change-end text:change-id="ct94585776201728"/>slew <text:change-start text:change-id="ct94585786976912"/><text:s text:c="6"/><text:change-end text:change-id="ct94585786976912"/>transfer <text:s/>slew</text:p>
      <text:p text:style-name="Preformatted_20_Text"/>
      <text:p text:style-name="Preformatted_20_Text"><text:change text:change-id="ct94585793195808"/><text:change text:change-id="ct94585773891072"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8T17:45:06.468993749</dc:date>
    <meta:editing-duration>PT1H56M6S</meta:editing-duration>
    <meta:editing-cycles>26</meta:editing-cycles>
    <meta:generator>LibreOffice/7.1.8.1$Linux_X86_64 LibreOffice_project/10$Build-1</meta:generator>
    <meta:document-statistic meta:table-count="0" meta:image-count="0" meta:object-count="0" meta:page-count="5" meta:paragraph-count="142" meta:word-count="1133" meta:character-count="7663" meta:non-whitespace-character-count="6174"/>
  </office:meta>
</office:document-meta>
</file>